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5" manifest:media-type="application/x-openoffice-gdimetafile;windows_formatname=&quot;GDIMetaFile&quot;"/>
  <manifest:file-entry manifest:full-path="ObjectReplacements/Object 5" manifest:media-type=""/>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1" manifest:media-type=""/>
  <manifest:file-entry manifest:full-path="ObjectReplacements/Object 10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129" manifest:media-type="application/x-openoffice-gdimetafile;windows_formatname=&quot;GDIMetaFile&quot;"/>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eta.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styles.xml" manifest:media-type="text/xml"/>
  <manifest:file-entry manifest:full-path="manifest.rdf" manifest:media-type="application/rdf+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12C000001463A8878836BDE834E.png" manifest:media-type="image/png"/>
  <manifest:file-entry manifest:full-path="Pictures/1000020000000020000000200BC96461F36BE418.png" manifest:media-type="image/png"/>
  <manifest:file-entry manifest:full-path="Pictures/1000000000000280000001E2C042D59F8DA74AF6.png" manifest:media-type="image/png"/>
  <manifest:file-entry manifest:full-path="Pictures/1000000000000280000001E2C116BC7A1BA32DC2.png" manifest:media-type="image/png"/>
  <manifest:file-entry manifest:full-path="Pictures/10000201000003E8000000D294EF144526FC4FEE.png" manifest:media-type="image/png"/>
  <manifest:file-entry manifest:full-path="Pictures/1000020000000139000001C1D53BE13E8E53DC8E.png" manifest:media-type="image/png"/>
  <manifest:file-entry manifest:full-path="Pictures/100000000000018800000145673BE52DEEA56079.png" manifest:media-type="image/png"/>
  <manifest:file-entry manifest:full-path="Pictures/100000000000003800000019A40E0D2563D3DD3B.png" manifest:media-type="image/png"/>
  <manifest:file-entry manifest:full-path="Pictures/100000000000003700000016B397F2BA9DF77399.png" manifest:media-type="image/png"/>
  <manifest:file-entry manifest:full-path="Pictures/1000000000000215000001120D4EB3789ED4301D.png" manifest:media-type="image/png"/>
  <manifest:file-entry manifest:full-path="Pictures/100000000000012C000000E1D51E1492471F5178.png" manifest:media-type="image/png"/>
  <manifest:file-entry manifest:full-path="Pictures/100000000000019000000123F1D4A32C56D7534A.png" manifest:media-type="image/png"/>
  <manifest:file-entry manifest:full-path="Pictures/1000000000000182000000B302144E81284545EE.png" manifest:media-type="image/png"/>
  <manifest:file-entry manifest:full-path="Pictures/1000000000000182000000B6133F05AC786E2BF5.png" manifest:media-type="image/png"/>
  <manifest:file-entry manifest:full-path="Pictures/100000000000022E000001A386A54D6036305C25.png" manifest:media-type="image/png"/>
  <manifest:file-entry manifest:full-path="Pictures/10000000000001CF000001A03E9F800CE22C8993.png" manifest:media-type="image/png"/>
  <manifest:file-entry manifest:full-path="Pictures/100000000000022E00000174889C65811ADDD064.png" manifest:media-type="image/png"/>
  <manifest:file-entry manifest:full-path="Pictures/1000000000000273000001906862F9F471C4D11F.png" manifest:media-type="image/png"/>
  <manifest:file-entry manifest:full-path="Pictures/100000000000022E000001692384165A1DD81E0B.png" manifest:media-type="image/png"/>
  <manifest:file-entry manifest:full-path="Pictures/100000000000010300000086B34CF5B2C4F96601.png" manifest:media-type="image/png"/>
  <manifest:file-entry manifest:full-path="Pictures/100000000000012C000000B63E8EFBB84FAC29F0.png" manifest:media-type="image/png"/>
  <manifest:file-entry manifest:full-path="Pictures/100000000000016100000125D229E9879AA32C46.png" manifest:media-type="image/png"/>
  <manifest:file-entry manifest:full-path="Pictures/1000000000000276000002243780180B662F20C1.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 fo:language="en" fo:country="US" fo:font-weight="normal" style:font-weight-asian="normal" style:font-weight-complex="normal"/>
    </style:style>
    <style:style style:name="P7" style:family="paragraph" style:parent-style-name="Table_20_Contents">
      <style:text-properties style:font-name="Liberation Mono"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fo:language="nl" fo:country="NL" fo:font-weight="bold" officeooo:rsid="00e68328" style:font-weight-asian="bold" style:font-weight-complex="bold"/>
    </style:style>
    <style:style style:name="T120" style:family="text">
      <style:text-properties officeooo:rsid="01faf38d"/>
    </style:style>
    <style:style style:name="T121" style:family="text">
      <style:text-properties officeooo:rsid="01fc243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94EF144526FC4FEE.png" xlink:type="simple" xlink:show="embed" xlink:actuate="onLoad" loext:mime-type="image/png"/></draw:frame>Začínáme s programem LibreOffice</text:p>
      <text:p text:style-name="P72"><text:span text:style-name="T39">Kapitola </text:span><text:span text:style-name="T72">9</text:span><text:span text:style-name="T39"> <text:s/><text:line-break/>Začínáme s programem </text:span><text:span text:style-name="T72">Math</text:span></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text:span text:style-name="T77">kapitola</text:span> byla vytvořena na základě knihy <text:span text:style-name="T94"/> <text:span text:style-name="Emphasis"><text:span text:style-name="T73">LibreOffice </text:span></text:span><text:span text:style-name="Emphasis"><text:span text:style-name="T74">6.4 Math Guide</text:span></text:span>.</text:p>
        <text:h text:style-name="P97" text:outline-level="3"><text:bookmark-start text:name="__RefHeading___Toc1847_1473846649"/>Pro <text:span text:style-name="T71">t</text:span>oto <text:span text:style-name="T71">v</text:span>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text:span text:style-name="T71">p</text:span>ředchozí <text:span text:style-name="T71">v</text:span>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395978006" text:style-name="Heading_20_Note">
          <text:list-item>
            <text:p text:style-name="P101">Poznámka</text:p>
          </text:list-item>
        </text:list>
        <text:p text:style-name="P44">Všechno,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10T09:41:12.425999888">březnu</text:date></text:span><text:span text:style-name="T9"><text:s/></text:span><text:span text:style-name="T9"><text:date style:data-style-name="N107" text:date-value="2020-03-10T09:41:12.427000058">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text:span text:style-name="T95">Používání LibreOffice na systému m</text:span>ac<text:span text:style-name="T95">OS</text:span><text:bookmark-end text:name="__RefHeading___Toc27974_77774320"/></text:h>
        <text:p text:style-name="P31">Některé klávesové zkratky a položky nabídek jsou v systému <text:span text:style-name="T96">m</text:span>ac<text:span text:style-name="T96">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text:span text:style-name="T96">m</text:span>ac<text:span text:style-name="T95">OS</text:span> ekvivalent</text:p>
            </table:table-cell>
            <table:table-cell table:style-name="Table12.A1" office:value-type="string">
              <text:p text:style-name="P85">Význam</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jiný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F5</text:span></text:p>
            </table:table-cell>
            <table:table-cell table:style-name="Table12.A2" office:value-type="string">
              <text:p text:style-name="P13">Otevř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T</text:span></text:p>
            </table:table-cell>
            <table:table-cell table:style-name="Table12.A2" office:value-type="string">
              <text:p text:style-name="P13">Otevře <text:span text:style-name="T95">postranní lištu </text:span>Styly<text:span text:style-name="T95"/></text:p>
            </table:table-cell>
          </table:table-row>
        </table:table>
        <text:p text:style-name="P31"><text:span text:style-name="Emphasis"><text:span text:style-name="T99"/></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Ukotvené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Škálovatelné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Adjusting formula spacing<text:tab/>21</text:a></text:p>
            <text:p text:style-name="P78"><text:a xlink:type="simple" xlink:href="#__RefHeading__18171_105502877" text:style-name="Index_20_Link" text:visited-style-name="Index_20_Link">Current formula spacing<text:tab/>21</text:a></text:p>
            <text:p text:style-name="P78"><text:soft-page-break/><text:a xlink:type="simple" xlink:href="#__RefHeading__18173_105502877" text:style-name="Index_20_Link" text:visited-style-name="Index_20_Link">Default formula spacing<text:tab/>21</text:a></text:p>
            <text:p text:style-name="P78"><text:a xlink:type="simple" xlink:href="#__RefHeading___Toc23723_290720014" text:style-name="Index_20_Link" text:visited-style-name="Index_20_Link">Spacing options<text:tab/>21</text:a></text:p>
            <text:p text:style-name="P77"><text:a xlink:type="simple" xlink:href="#__RefHeading__18199_270489466" text:style-name="Index_20_Link" text:visited-style-name="Index_20_Link">Adjusting formula alignment<text:tab/>23</text:a></text:p>
            <text:p text:style-name="P78"><text:a xlink:type="simple" xlink:href="#__RefHeading___Toc23725_290720014" text:style-name="Index_20_Link" text:visited-style-name="Index_20_Link">Current formula alignment<text:tab/>23</text:a></text:p>
            <text:p text:style-name="P78"><text:a xlink:type="simple" xlink:href="#__RefHeading__18179_105502877" text:style-name="Index_20_Link" text:visited-style-name="Index_20_Link">Default formula alignment<text:tab/>23</text:a></text:p>
            <text:p text:style-name="P77"><text:a xlink:type="simple" xlink:href="#__RefHeading__41599_314314075" text:style-name="Index_20_Link" text:visited-style-name="Index_20_Link">Changing formula color<text:tab/>24</text:a></text:p>
            <text:p text:style-name="P78"><text:a xlink:type="simple" xlink:href="#__RefHeading___Toc23727_290720014" text:style-name="Index_20_Link" text:visited-style-name="Index_20_Link">Character color<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Formula library<text:tab/>24</text:a></text:p>
            <text:p text:style-name="P77"><text:a xlink:type="simple" xlink:href="#__RefHeading__20863_356159161" text:style-name="Index_20_Link" text:visited-style-name="Index_20_Link">Using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Using your formula library<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utomatic formula numbering<text:tab/>26</text:a></text:p>
            <text:p text:style-name="P77"><text:a xlink:type="simple" xlink:href="#__RefHeading__22021_555494442" text:style-name="Index_20_Link" text:visited-style-name="Index_20_Link">Cross referencing<text:tab/>26</text:a></text:p>
            <text:p text:style-name="P77"><text:a xlink:type="simple" xlink:href="#__RefHeading__43953_666340315" text:style-name="Index_20_Link" text:visited-style-name="Index_20_Link">Anchoring formulas<text:tab/>27</text:a></text:p>
            <text:p text:style-name="P77"><text:a xlink:type="simple" xlink:href="#__RefHeading__43955_666340315" text:style-name="Index_20_Link" text:visited-style-name="Index_20_Link">Vertical alignment<text:tab/>28</text:a></text:p>
            <text:p text:style-name="P77"><text:a xlink:type="simple" xlink:href="#__RefHeading__43957_666340315" text:style-name="Index_20_Link" text:visited-style-name="Index_20_Link">Object spacing<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Background and borders<text:tab/>29</text:a></text:p>
            <text:p text:style-name="P77"><text:a xlink:type="simple" xlink:href="#__RefHeading__25427_144202065" text:style-name="Index_20_Link" text:visited-style-name="Index_20_Link">Quick insertion of formulas<text:tab/>31</text:a></text:p>
            <text:p text:style-name="P76"><text:a xlink:type="simple" xlink:href="#__RefHeading__1942_3143140754168" text:style-name="Index_20_Link" text:visited-style-name="Index_20_Link">Formulas in Calc, Draw, and Impress<text:tab/>31</text:a></text:p>
            <text:p text:style-name="P77"><text:a xlink:type="simple" xlink:href="#__RefHeading__105083_1944604369" text:style-name="Index_20_Link" text:visited-style-name="Index_20_Link">Anchoring formulas<text:tab/>31</text:a></text:p>
            <text:p text:style-name="P77"><text:a xlink:type="simple" xlink:href="#__RefHeading__18213_270489466" text:style-name="Index_20_Link" text:visited-style-name="Index_20_Link">Formula object properties<text:tab/>32</text:a></text:p>
            <text:p text:style-name="P77"><text:a xlink:type="simple" xlink:href="#__RefHeading__18217_270489466" text:style-name="Index_20_Link" text:visited-style-name="Index_20_Link">Formulas in charts<text:tab/>32</text:a></text:p>
            <text:p text:style-name="P76"><text:a xlink:type="simple" xlink:href="#__RefHeading__1942_314314075416869" text:style-name="Index_20_Link" text:visited-style-name="Index_20_Link">Customization<text:tab/>32</text:a></text:p>
            <text:p text:style-name="P77"><text:a xlink:type="simple" xlink:href="#__RefHeading__23801_206425780" text:style-name="Index_20_Link" text:visited-style-name="Index_20_Link">Chemical formulas<text:tab/>32</text:a></text:p>
            <text:p text:style-name="P77"><text:a xlink:type="simple" xlink:href="#__RefHeading__20869_1760461578" text:style-name="Index_20_Link" text:visited-style-name="Index_20_Link">Floating dialogs<text:tab/>33</text:a></text:p>
            <text:p text:style-name="P77"><text:a xlink:type="simple" xlink:href="#__RefHeading__20149_246419687" text:style-name="Index_20_Link" text:visited-style-name="Index_20_Link">Adding keyboard shortcuts<text:tab/>34</text:a></text:p>
            <text:p text:style-name="P77"><text:a xlink:type="simple" xlink:href="#__RefHeading__15922_270489466" text:style-name="Index_20_Link" text:visited-style-name="Index_20_Link">Catalog customization<text:tab/>34</text:a></text:p>
            <text:p text:style-name="P78"><text:a xlink:type="simple" xlink:href="#__RefHeading__20126_206425780" text:style-name="Index_20_Link" text:visited-style-name="Index_20_Link">Adding symbols<text:tab/>34</text:a></text:p>
            <text:p text:style-name="P78"><text:a xlink:type="simple" xlink:href="#__RefHeading__43967_666340315" text:style-name="Index_20_Link" text:visited-style-name="Index_20_Link">Editing symbols<text:tab/>36</text:a></text:p>
            <text:p text:style-name="P78"><text:a xlink:type="simple" xlink:href="#__RefHeading___Toc23731_290720014" text:style-name="Index_20_Link" text:visited-style-name="Index_20_Link">Modifying symbol names<text:tab/>36</text:a></text:p>
            <text:p text:style-name="P78"><text:a xlink:type="simple" xlink:href="#__RefHeading___Toc23733_290720014" text:style-name="Index_20_Link" text:visited-style-name="Index_20_Link">Moving symbols<text:tab/>36</text:a></text:p>
            <text:p text:style-name="P78"><text:a xlink:type="simple" xlink:href="#__RefHeading___Toc23735_290720014" text:style-name="Index_20_Link" text:visited-style-name="Index_20_Link">Deleting symbols<text:tab/>36</text:a></text:p>
            <text:p text:style-name="P78"><text:a xlink:type="simple" xlink:href="#__RefHeading__43969_666340315" text:style-name="Index_20_Link" text:visited-style-name="Index_20_Link">Options for editing symbols<text:tab/>37</text:a></text:p>
            <text:p text:style-name="P77"><text:a xlink:type="simple" xlink:href="#__RefHeading__18185_270489466" text:style-name="Index_20_Link" text:visited-style-name="Index_20_Link">Formula spacing<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ing and Importing<text:tab/>38</text:a></text:p>
            <text:p text:style-name="P77"><text:a xlink:type="simple" xlink:href="#__RefHeading__39697_1792826427" text:style-name="Index_20_Link" text:visited-style-name="Index_20_Link">Math ML format<text:tab/>38</text:a></text:p>
            <text:p text:style-name="P77"><text:a xlink:type="simple" xlink:href="#__RefHeading__26052_206425780" text:style-name="Index_20_Link" text:visited-style-name="Index_20_Link">Microsoft file formats<text:tab/>38</text:a></text:p>
            <text:p text:style-name="P78"><text:a xlink:type="simple" xlink:href="#__RefHeading__26054_206425780" text:style-name="Index_20_Link" text:visited-style-name="Index_20_Link">[L]: Load and convert the object<text:tab/>38</text:a></text:p>
            <text:p text:style-name="P78"><text:a xlink:type="simple" xlink:href="#__RefHeading__26056_206425780" text:style-name="Index_20_Link" text:visited-style-name="Index_20_Link">[S]: Convert and save the object<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text:span text:style-name="T101">LibreOffice </text:span>Math allows you to create or edit formulas (equations) in a symbolic form, within LibreOffice documents or as stand-alone objects; example formulas are shown below. However, if you want to evaluate numeric values using formulas, then refer to the <text:span text:style-name="Emphasis">Calc Guide</text:span> for more information as Math does not carry out any actual calculation.</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text:span text:style-name="Strong_20_Emphasis">a over b</text:span> produces the fraction<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2"><text:bookmark-start text:name="__RefHeading__36324_314314075"/>Vzorce jako samostatné dokumenty nebo soubory<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3676347556" text:style-name="List_20_1">
        <text:list-item>
          <text:p text:style-name="List_20_1">On the <text:span text:style-name="T78">M</text:span>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and </text:span>select <text:span text:style-name="Strong_20_Emphasis">Formula</text:span>.</text:p>
        </text:list-item>
        <text:list-item>
          <text:p text:style-name="P127">From the Start Center, click <text:span text:style-name="Strong_20_Emphasis">Math Formula</text:span>.</text:p>
        </text:list-item>
        <text:list-item>
          <text:p text:style-name="P127">From within LibreOffice Math, use the keyboard shortcut <text:span text:style-name="Emphasis">Ctrl+N</text:span>.</text:p>
        </text:list-item>
      </text:list>
      <text:p text:style-name="P64"><draw:frame draw:style-name="fr1" draw:name="Frame1" text:anchor-type="as-char" svg:width="15cm" draw:z-index="6"><draw:text-box fo:min-height="11.299cm"><text:p text:style-name="Caption"><draw:frame draw:style-name="fr7" draw:name="Image4" text:anchor-type="as-char" svg:width="15cm" style:rel-width="100%" svg:height="11.299cm" style:rel-height="scale" draw:z-index="7"><draw:image xlink:href="Pictures/1000000000000280000001E2C116BC7A1BA32DC2.png" xlink:type="simple" xlink:show="embed" xlink:actuate="onLoad" loext:mime-type="image/png"/></draw:frame><text:span text:style-name="T65"><text:line-break/></text:span>Figure <text:sequence text:ref-name="refFigure0" text:name="Figure" text:formula="ooow:Figure+1" style:num-format="1">1</text:sequence>: An empty formula document in Math</text:p></draw:text-box></draw:frame></text:p>
      <text:p text:style-name="Text_20_body"><text:soft-page-break/>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text:span text:style-name="T78">M</text:span>enu bar. For more information on creating formulas, see “<text:span text:style-name="T43"><text:bookmark-ref text:reference-format="text" text:ref-name="__RefHeading__5648_1566568644">Creating formulas</text:bookmark-ref></text:span>” on Page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To insert a formula into a LibreOffice document, open the document in Writer, Calc, Draw, or Impress. The <text:span text:style-name="T79">component</text:span> you are using affects how you position the cursor to insert the formula.</text:p>
      <text:list xml:id="list94112956186725"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enu bar to open the Formula Editor. Alternatively, go to <text:span text:style-name="Strong_20_Emphasis">Insert &gt; Object &gt; OLE Object</text:span> on the Menu bar to open the Insert OLE Object dialog, select <text:span text:style-name="Strong_20_Emphasis">Create new</text:span> and <text:span text:style-name="T111">the</text:span> <text:span text:style-name="Emphasis">Formula</text:span> <text:span text:style-name="T111">option </text:span>from the <text:span text:style-name="T86">list of object types</text:span>, then click <text:span text:style-name="Strong_20_Emphasis">OK</text:span> to open the Formula Editor. The Elements Dock to the left of the Preview window and/or the Elements dialog as a floating dialog may also appear, if these have been selected in <text:span text:style-name="Strong_20_Emphasis">View</text:span> on the Menu bar. </text:p>
      <text:p text:style-name="P29">Figure <text:span text:style-name="T17"><text:sequence-ref text:reference-format="value" text:ref-name="refFigure1">2</text:sequence-ref></text:span><text:span text:style-name="T17"><text:s/></text:span>shows an example Writer document with the formula box selected ready for a formula to be entered.</text:p>
      <text:p text:style-name="P62"><draw:frame draw:style-name="fr1" draw:name="Frame2" text:anchor-type="as-char" svg:width="16.328cm" draw:z-index="8"><draw:text-box fo:min-height="12.296cm"><text:p text:style-name="Caption"><draw:frame draw:style-name="fr7" draw:name="Image9" text:anchor-type="as-char" svg:width="16.328cm" style:rel-width="100%" svg:height="12.296cm" style:rel-height="scale" draw:z-index="9"><draw:image xlink:href="Pictures/1000000000000280000001E2C042D59F8DA74AF6.png" xlink:type="simple" xlink:show="embed" xlink:actuate="onLoad" loext:mime-type="image/png"/></draw:frame><text:span text:style-name="T65"><text:line-break/></text:span>Figure <text:sequence text:ref-name="refFigure1" text:name="Figure" text:formula="ooow:Figure+1" style:num-format="1">2</text:sequence>: Empty formula in a Writer document</text:p></draw:text-box></draw:frame></text:p>
      <text:p text:style-name="Text_20_body">When you have completed entering the markup language for your formula, close the Formula Editor by pressing the <text:span text:style-name="Keystroke">Esc</text:span> key or by clicking an area outside the formula in your document. Double-clicking on the formula object in <text:span text:style-name="T79">the</text:span> document will open the Formula Editor again so you can edit the formula.</text:p>
      <text:p text:style-name="Text_20_body"><text:soft-page-break/>Formulas are inserted as OLE objects into documents. You can, as with any OLE object, change how the object is placed within your document. For more information on OLE objects, see “<text:span text:style-name="T20"><text:bookmark-ref text:reference-format="text" text:ref-name="__RefHeading__1942_3143140754167">Formulas in Writer</text:bookmark-ref></text:span><text:span text:style-name="T20">” </text:span><text:span text:style-name="T40">on page </text:span><text:span text:style-name="T40"><text:bookmark-ref text:reference-format="page" text:ref-name="__RefHeading__1942_3143140754167">25</text:bookmark-ref></text:span>, “<text:span text:style-name="T20"><text:bookmark-ref text:reference-format="text" text:ref-name="__RefHeading__1942_3143140754168">Formulas in Calc, Draw, and Impress</text:bookmark-ref></text:span><text:span text:style-name="T20">” </text:span><text:span text:style-name="T40">on page </text:span><text:span text:style-name="T40"><text:bookmark-ref text:reference-format="page" text:ref-name="__RefHeading__1942_3143140754168">31</text:bookmark-ref></text:span><text:span text:style-name="T40">,</text:span><text:span text:style-name="T20"> and the </text:span>user guides for Writer, Calc, Draw, and Impress.</text:p>
      <text:p text:style-name="Text_20_body">If you frequently insert formulas into documents, it is recommended to add the Formula button to the Standard toolbar or create a keyboard shortcut. See “<text:span text:style-name="T9"><text:bookmark-ref text:reference-format="text" text:ref-name="__RefHeading__1942_314314075416869">Customization</text:bookmark-ref></text:span><text:span text:style-name="T9">” </text:span><text:span text:style-name="T40">on page </text:span><text:span text:style-name="T40"><text:bookmark-ref text:reference-format="page" text:ref-name="__RefHeading__1942_314314075416869">32</text:bookmark-ref></text:span><text:span text:style-name="T18"><text:s/>for more information</text:span>.</text:p>
      <text:h text:style-name="P87" text:outline-level="1"><text:bookmark-start text:name="__RefHeading__5648_1566568644"/>Tvorba vzorců<text:bookmark-end text:name="__RefHeading__5648_1566568644"/></text:h>
      <text:p text:style-name="Text_20_body">You can insert a formula using one of the following methods:</text:p>
      <text:list xml:id="list94114120914967" text:continue-numbering="true" text:style-name="List_20_1">
        <text:list-item>
          <text:p text:style-name="P128">In the Elements <text:span text:style-name="T117">d</text:span>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94113434242981" text:continue-list="list3395978006" text:style-name="Heading_20_Note">
        <text:list-item>
          <text:p text:style-name="P102"><text:span text:style-name="T98">N</text:span><text:span text:style-name="T93">ote</text:span></text:p>
        </text:list-item>
      </text:list>
      <text:p text:style-name="P47">Using the Elements <text:span text:style-name="T117">d</text:span>ock or the context menus to insert a formula provides a convenient way to learn the markup language used by Math.</text:p>
      <text:list xml:id="list969544308" text:style-name="Heading_20_Tip">
        <text:list-item>
          <text:p text:style-name="P122">Tip</text:p>
        </text:list-item>
      </text:list>
      <text:p text:style-name="Text_20_Note"><text:span text:style-name="T21">When using the Elements </text:span><text:span text:style-name="T41">d</text:span><text:span text:style-name="T21">ock, it is recommended to have </text:span><text:span text:style-name="Emphasis"><text:span text:style-name="T40">Extended t</text:span></text:span><text:span text:style-name="Emphasis"><text:span text:style-name="T21">ips</text:span></text:span><text:span text:style-name="T21"> selected in the LibreOffice Options. This will help you identify the categories and symbols you want to use in your formula. Go to </text:span><text:span text:style-name="Strong_20_Emphasis"><text:span text:style-name="T21">Tools &gt; Options </text:span></text:span><text:span text:style-name="Strong_20_Emphasis"><text:span text:style-name="T40">&gt;</text:span></text:span><text:span text:style-name="Strong_20_Emphasis"><text:span text:style-name="T21"> LibreOffice &gt; General</text:span></text:span><text:span text:style-name="T21"> and select </text:span><text:span text:style-name="Strong_20_Emphasis"><text:span text:style-name="T21">Extended</text:span></text:span><text:span text:style-name="T21"> </text:span><text:span text:style-name="Strong_20_Emphasis"><text:span text:style-name="T112">t</text:span></text:span><text:span text:style-name="Strong_20_Emphasis"><text:span text:style-name="T21">ips</text:span></text:span><text:span text:style-name="T21"> in the </text:span><text:span text:style-name="Emphasis"><text:span text:style-name="T21">Help</text:span></text:span><text:span text:style-name="T21"> section.</text:span></text:p>
      <text:h text:style-name="Heading_20_2" text:outline-level="2"><text:bookmark-start text:name="__RefHeading__36634_314314075"/>Elements <text:span text:style-name="T117">d</text:span>ock<text:bookmark-end text:name="__RefHeading__36634_314314075"/></text:h>
      <text:p text:style-name="Text_20_body">The Elements <text:span text:style-name="T117">d</text:span>ock can be used when entering your formula data. The Elements <text:span text:style-name="T117">d</text:span>ock also provides an Example category which gives you example formulas to use as a starting point for your formula or equation.</text:p>
      <text:list xml:id="list499285051" text:style-name="Numbering_20_1">
        <text:list-item text:start-value="1">
          <text:p text:style-name="Numbering_20_1">Go to <text:span text:style-name="Strong_20_Emphasis">View </text:span><text:span text:style-name="Strong_20_Emphasis"><text:span text:style-name="T102">&gt; Elements</text:span></text:span> on the Menu bar to open the <text:alphabetical-index-mark-start text:id="IMark1966034836232" text:key1="equation editor"/>Elements <text:span text:style-name="T117">d</text:span>ock<text:alphabetical-index-mark-end text:id="IMark1966034836232"/> (Figure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3A8878836BDE834E.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94112717762230" text:continue-numbering="true" text:style-name="Numbering_20_1">
        <text:list-item>
          <text:p text:style-name="P135">Select the category you want to use in your formula from the drop-down list at the top of the Elements <text:span text:style-name="T117">d</text:span>ock.</text:p>
        </text:list-item>
        <text:list-item>
          <text:p text:style-name="Numbering_20_1"><text:soft-page-break/>Select the symbol you want to use in your formula from the Elements <text:span text:style-name="T117">d</text:span>ock. The symbols that are available change according to the selected category.</text:p>
        </text:list-item>
      </text:list>
      <text:list xml:id="list94114165625982" text:continue-list="list94113434242981" text:style-name="Heading_20_Note">
        <text:list-item>
          <text:p text:style-name="P103"><text:span text:style-name="T98">N</text:span><text:span text:style-name="T92">ote</text:span></text:p>
        </text:list-item>
      </text:list>
      <text:p text:style-name="P15">The Elements <text:span text:style-name="T117">d</text:span>ock can either be a floating dialog, as shown in Figure <text:span text:style-name="T21"><text:sequence-ref text:reference-format="value" text:ref-name="refFigure2">3</text:sequence-ref></text:span>, or positioned to the left of the Formula Editor, as shown in Figure <text:span text:style-name="T21"><text:sequence-ref text:reference-format="value" text:ref-name="refFigure0">1</text:sequence-ref></text:span><text:span text:style-name="T21"><text:s/></text:span>and Figure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The Formula Editor also provides a context menu to access categories and symbols. Right-click in the Formula Editor to open the context menu. Select a category and then select the markup example that you want to use from the sub-context menu, an example is shown in Figure <text:span text:style-name="T22"><text:sequence-ref text:reference-format="value" text:ref-name="refFigure3">4</text:sequence-ref></text:span>.</text:p>
      <text:list xml:id="list94114496191022" text:continue-numbering="true" text:style-name="Heading_20_Note">
        <text:list-item>
          <text:p text:style-name="P104">N<text:span text:style-name="T97">ote</text:span></text:p>
        </text:list-item>
      </text:list>
      <text:p text:style-name="Text_20_Note">The Elements Dock <text:span text:style-name="T102">and</text:span> context menu contain <text:span text:style-name="T102">only</text:span> the most common commands that are used in formulas. For some seldom-used commands, you must always enter the command using the markup language. For a complete list of commands, see <text:span text:style-name="T102">Appendix A, </text:span><text:span text:style-name="Emphasis"><text:span text:style-name="T111">Commands Reference</text:span></text:span><text:span text:style-name="T111">,</text:span><text:span text:style-name="T102"> in </text:span><text:span text:style-name="T71">the </text:span><text:span text:style-name="Emphasis"><text:span text:style-name="T71">Math Guide</text:span></text:span>.</text:p>
      <text:p text:style-name="Figure"><draw:frame draw:style-name="fr4" draw:name="Frame6" text:anchor-type="as-char" svg:width="8.28cm" draw:z-index="14"><draw:text-box fo:min-height="11.88cm"><text:p text:style-name="Caption"><draw:frame draw:style-name="fr7" draw:name="Image26" text:anchor-type="as-char" svg:width="8.28cm" style:rel-width="100%" svg:height="11.88cm" style:rel-height="scale" draw:z-index="15"><draw:image xlink:href="Pictures/1000020000000139000001C1D53BE13E8E53DC8E.png" xlink:type="simple" xlink:show="embed" xlink:actuate="onLoad" loext:mime-type="image/png"/></draw:frame><text:span text:style-name="T65"><text:line-break/></text:span>Figure <text:sequence text:ref-name="refFigure3" text:name="Figure" text:formula="ooow:Figure+1" style:num-format="1">4</text:sequence>: Context menu in Formula Editor</text:p></draw:text-box></draw:frame></text:p>
      <text:h text:style-name="Heading_20_2" text:outline-level="2"><text:bookmark-start text:name="__RefHeading__38936_314314075"/><text:soft-page-break/>Značkovací jazyk<text:bookmark-end text:name="__RefHeading__38936_314314075"/></text:h>
      <text:p text:style-name="P73"><text:alphabetical-index-mark-start text:id="IMark1966034840072" text:key1="equation editor"/><text:alphabetical-index-mark text:string-value="matematické značky"/>Markup language<text:alphabetical-index-mark-end text:id="IMark1966034840072"/> is entered directly into the Formula Editor. For example, typing the markup language <text:span text:style-name="Code">5 times 4</text:span> into the Formula Editor creates the simple formula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text:span text:style-name="T102">in the </text:span><text:span text:style-name="Emphasis"><text:span text:style-name="T102">Math Guide</text:span></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Greek characters are commonly used in formulas, but Greek characters cannot be entered into a formula using the Elements <text:span text:style-name="T117">d</text:span>ock or the context menu. Use the English names of Greek characters in markup language when entering Greek characters into a formula. See Appendix A, <text:span text:style-name="Emphasis">Commands Reference</text:span>, <text:span text:style-name="T103">in the </text:span><text:span text:style-name="Emphasis"><text:span text:style-name="T103">Math Guide</text:span></text:span> for a list of characters that can be entered using markup language.</text:p>
      <text:list xml:id="list94113922909049" text:continue-list="list94114120914967"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dialogové okno Symboly<text:bookmark-end text:name="__RefHeading__17849_1701520952"/></text:h>
      <text:p text:style-name="Text_20_body">Greek characters can also be entered into a formula using the Symbols dialog.</text:p>
      <text:list xml:id="list94112770897570" text:continue-list="list94112717762230" text:style-name="Numbering_20_1">
        <text:list-item text:start-value="1">
          <text:p text:style-name="Numbering_20_1">Make sure your cursor is in the correct position in the Formula Editor.</text:p>
        </text:list-item>
        <text:list-item>
          <text:p text:style-name="Numbering_20_1">Go to <text:span text:style-name="Strong_20_Emphasis">Tools &gt; Symbols</text:span> on the <text:span text:style-name="T80">M</text:span>enu <text:span text:style-name="T103">bar, or</text:span> click the <text:span text:style-name="Strong_20_Emphasis">Symbols</text:span> icon <text:span text:style-name="T111">in the Tools toolbar, </text:span>to open the Symbols dialog (Figure <text:span text:style-name="T23"><text:sequence-ref text:reference-format="value" text:ref-name="refFigure4">5</text:sequence-ref></text:span>).</text:p>
        </text:list-item>
        <text:list-item>
          <text:p text:style-name="Numbering_20_1">Select <text:span text:style-name="Emphasis">Greek</text:span> from the <text:span text:style-name="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text:soft-page-break/><draw:frame draw:style-name="fr1" draw:name="Frame4" text:anchor-type="as-char" svg:width="10.37cm" draw:z-index="27"><draw:text-box fo:min-height="8.597cm"><text:p text:style-name="Caption"><draw:frame draw:style-name="fr7" draw:name="Image10" text:anchor-type="as-char" svg:width="10.37cm" style:rel-width="100%" svg:height="8.597cm" style:rel-height="scale" draw:z-index="28"><draw:image xlink:href="Pictures/100000000000018800000145673BE52DEEA56079.png" xlink:type="simple" xlink:show="embed" xlink:actuate="onLoad" loext:mime-type="image/png"/></draw:frame><text:span text:style-name="T65"><text:line-break/></text:span>Figure <text:sequence text:ref-name="refFigure4" text:name="Figure" text:formula="ooow:Figure+1" style:num-format="1">5</text:sequence>: Symbols dialog</text:p></draw:text-box></draw:frame></text:p>
      <text:h text:style-name="Heading_20_2" text:outline-level="2"><text:bookmark-start text:name="__RefHeading__38938_314314075"/>Příklady vzorců<text:bookmark-end text:name="__RefHeading__38938_314314075"/></text:h>
      <text:p text:style-name="Definition_20_Term"><text:bookmark-start text:name="__RefHeading__17851_1701520952"/>Example 1<text:bookmark-end text:name="__RefHeading__17851_1701520952"/></text:p>
      <text:p text:style-name="Text_20_body">The simple formula <draw:frame draw:style-name="fr13" draw:name="Object15" text:anchor-type="as-char" svg:y="-0.377cm" svg:width="1.009cm" svg:height="0.467cm" draw:z-index="66"><draw:object xlink:href="./Object 42" xlink:type="simple" xlink:show="embed" xlink:actuate="onLoad"/><draw:image xlink:href="./ObjectReplacements/Object 42" xlink:type="simple" xlink:show="embed" xlink:actuate="onLoad"/></draw:frame><text:s/>can be created using LibreOffice Math as follows:</text:p>
      <text:list xml:id="list94113123540280" text:continue-list="list94112770897570"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2923203458"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77"><draw:image xlink:href="Pictures/100000000000003800000019A40E0D2563D3DD3B.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
      <text:list xml:id="list94112594485211" text:continue-list="list94113123540280" text:style-name="Numbering_20_1">
        <text:list-header>
          <text:p text:style-name="Numbering_20_1">The first <text:span text:style-name="T86">two</text:span> methods place the formula text <text:span text:style-name="Code">&lt;?&gt; times &lt;?&gt;</text:span> in the Formula Editor and the symbol <draw:frame draw:style-name="fr10" draw:name="Image6" text:anchor-type="as-char" svg:width="1cm" svg:height="0.446cm" draw:z-index="81"><draw:image xlink:href="Pictures/100000000000003800000019A40E0D2563D3DD3B.png" xlink:type="simple" xlink:show="embed" xlink:actuate="onLoad" loext:mime-type="image/png"/></draw:frame><text:s/>appears in the document. <text:span text:style-name="T111">For the third method, us</text:span>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text:span text:style-name="T46">directly into your document and there is no need to carry out the following steps.</text:span></text:p>
        </text:list-header>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94113723449547" text:continue-list="list969544308" text:style-name="Heading_20_Tip">
        <text:list-item>
          <text:p text:style-name="P123">Tip</text:p>
        </text:list-item>
      </text:list>
      <text:p text:style-name="P46">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94114441649362" text:continue-list="list94114496191022" text:style-name="Heading_20_Note">
        <text:list-item>
          <text:p text:style-name="P105"><text:soft-page-break/>N<text:span text:style-name="T100">ote</text:span></text:p>
        </text:list-item>
      </text:list>
      <text:p text:style-name="P35">If necessary, you can prevent a formula in a document from updating automatically. Go to <text:span text:style-name="Strong_20_Emphasis">View</text:span> on the Menu bar and deselect <text:span text:style-name="Strong_20_Emphasis">AutoUpdate display</text:span>. To then manually update a formula, press <text:span text:style-name="T111">the</text:span> <text:span text:style-name="Keystroke">F9</text:span> key or select <text:span text:style-name="Strong_20_Emphasis">View &gt; Update</text:span> on the Menu bar.</text:p>
      <text:p text:style-name="Definition_20_Term"><text:bookmark-start text:name="__RefHeading___Toc23717_290720014"/>Example 2<text:bookmark-end text:name="__RefHeading___Toc23717_290720014"/></text:p>
      <text:p text:style-name="Text_20_body">You want to enter the formula<draw:frame draw:style-name="fr13" draw:name="Object17" text:anchor-type="as-char" svg:y="-0.377cm" svg:width="2.605cm" svg:height="0.467cm" draw:z-index="29"><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5"><draw:frame draw:style-name="fr13" draw:name="Object18" text:anchor-type="as-char" svg:y="-0.377cm" svg:width="0.556cm" svg:height="0.467cm" draw:z-index="30"><draw:object xlink:href="./Object 49" xlink:type="simple" xlink:show="embed" xlink:actuate="onLoad"/><draw:image xlink:href="./ObjectReplacements/Object 49" xlink:type="simple" xlink:show="embed" xlink:actuate="onLoad"/></draw:frame></text:span>.</text:p>
      <text:list xml:id="list94113827772230" text:continue-list="list94112594485211"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94112616734531" text:continue-list="list2923203458" text:style-name="List_20_2">
        <text:list-item>
          <text:p text:style-name="List_20_2">In the Elements <text:span text:style-name="T117">d</text:span>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1"><draw:image xlink:href="Pictures/100000000000003700000016B397F2BA9DF77399.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94114073376949" text:continue-list="list94113827772230"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26"><draw:frame draw:style-name="fr13" draw:name="Object19" text:anchor-type="as-char" svg:y="-0.377cm" svg:width="2.605cm" svg:height="0.467cm" draw:z-index="32"><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1"><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text:span text:style-name="T81">component</text:span>.</text:p>
      <text:list xml:id="list94114519471489" text:continue-list="list94114073376949"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text:span text:style-name="T86">from</text:span> the context menu, to open the Formula Editor and enter editing mode. The cursor is positioned at the start of the formula in the Formula Editor.</text:p>
        </text:list-item>
      </text:list>
      <text:list xml:id="list94113347488930" text:continue-list="list94114441649362" text:style-name="Heading_20_Note">
        <text:list-item>
          <text:p text:style-name="P106">N<text:span text:style-name="T100">ote</text:span></text:p>
        </text:list-item>
      </text:list>
      <text:p text:style-name="Text_20_Note">If you cannot select a formula element using your cursor, click on the <text:span text:style-name="Strong_20_Emphasis">Formula Cursor</text:span> icon <text:span text:style-name="T7">in the Tools toolbar to activate the formula cursor.</text:span></text:p>
      <text:list xml:id="list94114053700171" text:continue-list="list94114519471489" text:style-name="Numbering_20_1">
        <text:list-item>
          <text:p text:style-name="Numbering_20_1">Select the formula element you want to change using one of the following methods:</text:p>
        </text:list-item>
      </text:list>
      <text:list xml:id="list94114278141792" text:continue-list="list94112616734531" text:style-name="List_20_2">
        <text:list-item>
          <text:p text:style-name="List_20_2">Click on the formula element in the <text:span text:style-name="T111">P</text:span>review window, positioning the cursor at the beginning of the formula element in the Formula Editor, then select the formula element in the Formula Editor.</text:p>
        </text:list-item>
        <text:list-item>
          <text:p text:style-name="List_20_2">Double-click on the formula element in the <text:span text:style-name="T111">P</text:span>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94114083689170" text:continue-list="list94114053700171" text:style-name="Numbering_20_1">
        <text:list-item>
          <text:p text:style-name="Numbering_20_1"><text:soft-page-break/>Make your changes to the formula element you have selected.</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text:span text:style-name="T111">P</text:span>review window or your document.</text:p>
        </text:list-item>
        <text:list-item>
          <text:p text:style-name="Numbering_20_1">In Math, save your changes to the formula after editing.</text:p>
          <text:p text:style-name="Numbering_20_1">In Writer, Calc, Impress, or Draw, click anywhere in your document away from the formula to leave editing mode, then save <text:span text:style-name="T81">the</text:span> document to save your changes to the formula.</text:p>
        </text:list-item>
      </text:list>
      <text:h text:style-name="Heading_20_1" text:outline-level="1"><text:bookmark-start text:name="__RefHeading__20873_1760461578"/><text:alphabetical-index-mark text:string-value="rozvržení vzorců" text:key1="editor vzorců"/><text:alphabetical-index-mark text:string-value="rozvržení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Používání složených závorek<text:bookmark-end text:name="__RefHeading__20875_1760461578"/></text:h>
      <text:p text:style-name="Text_20_body">Math knows nothing about order of operation within a formula. You must use <text:alphabetical-index-mark text:string-value="závorky (Math)"/><text:alphabetical-index-mark-start text:id="IMark1966024256456" text:key1="equation editor"/>braces<text:alphabetical-index-mark-end text:id="IMark1966024256456"/>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27"><draw:frame draw:style-name="fr13" draw:name="Object21" text:anchor-type="as-char" svg:y="-0.619cm" svg:width="1.018cm" svg:height="1cm" draw:z-index="33"><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51">Inserting braces into <text:span text:style-name="Code">2 over {x + 1}</text:span> gives the result<text:span text:style-name="T28"><draw:frame draw:style-name="fr13" draw:name="Object22" text:anchor-type="as-char" svg:y="-0.619cm" svg:width="1.018cm" svg:height="0.998cm" draw:z-index="34"><draw:object xlink:href="./Object 60" xlink:type="simple" xlink:show="embed" xlink:actuate="onLoad"/><draw:image xlink:href="./ObjectReplacements/Object 60" xlink:type="simple" xlink:show="embed" xlink:actuate="onLoad"/></draw:frame></text:span>where x+1 is now the denominator.</text:p>
      <text:p text:style-name="Definition_20_Term">Example 2</text:p>
      <text:p text:style-name="P51"><text:span text:style-name="Code">– 1 over 2</text:span> gives the result<text:span text:style-name="T14"><draw:frame draw:style-name="fr13" draw:name="Object23" text:anchor-type="as-char" svg:y="-0.619cm" svg:width="0.803cm" svg:height="1cm" draw:z-index="35"><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58">Adding braces <text:span text:style-name="T3"><text:s/></text:span>into the markup language<text:span text:style-name="Code"> – {1 over 2}</text:span> gives the result<text:span text:style-name="Code"><text:span text:style-name="T13"><draw:frame draw:style-name="fr13" draw:name="Object24" text:anchor-type="as-char" svg:y="-0.619cm" svg:width="0.799cm" svg:height="1cm" draw:z-index="36"><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51"><text:span text:style-name="Code">x over {–x + 1}</text:span> gives the result<text:span text:style-name="Code"><text:span text:style-name="T12"><draw:frame draw:style-name="fr13" draw:name="Object20" text:anchor-type="as-char" svg:y="-0.619cm" svg:width="1.319cm" svg:height="0.998cm" draw:z-index="37"><draw:object xlink:href="./Object 63" xlink:type="simple" xlink:show="embed" xlink:actuate="onLoad"/><draw:image xlink:href="./ObjectReplacements/Object 63" xlink:type="simple" xlink:show="embed" xlink:actuate="onLoad"/></draw:frame></text:span></text:span></text:p>
      <text:p text:style-name="P51">Replace the braces using the commands lbrace and rbrace in the markup language. Write <text:span text:style-name="Code">x over lbrace –x + 1 rbrace</text:span> and the result is <text:span text:style-name="Code"><text:span text:style-name="T12"><draw:frame draw:style-name="fr13" draw:name="Object25" text:anchor-type="as-char" svg:y="-0.619cm" svg:width="1.612cm" svg:height="1.021cm" draw:z-index="38"><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text:soft-page-break/>Závorky (kulaté závorky) a matice<text:bookmark-end text:name="__RefHeading__20883_1760461578"/></text:h>
      <text:p text:style-name="P69">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9"><draw:frame draw:style-name="fr13" draw:name="Object26" text:anchor-type="as-char" svg:y="-0.593cm" svg:width="1.048cm" svg:height="1.009cm" draw:z-index="39"><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3" draw:name="Object27" text:anchor-type="as-char" svg:y="-0.593cm" svg:width="1.369cm" svg:height="1.009cm" draw:z-index="40"><draw:object xlink:href="./Object 66" xlink:type="simple" xlink:show="embed" xlink:actuate="onLoad"/><draw:image xlink:href="./ObjectReplacements/Object 66" xlink:type="simple" xlink:show="embed" xlink:actuate="onLoad"/></draw:frame></text:span></text:p>
      <text:p text:style-name="P27">To overcome this problem of brackets with a matrix, Math provides scalable brackets that grow in size to match the size <text:span text:style-name="T111">of </text:span>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3" draw:name="Object28" text:anchor-type="as-char" svg:y="-0.644cm" svg:width="1.374cm" svg:height="1.074cm" draw:z-index="41"><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94112566311448" text:continue-list="list94113723449547" text:style-name="Heading_20_Tip">
        <text:list-item>
          <text:p text:style-name="P124">Tip</text:p>
        </text:list-item>
      </text:list>
      <text:p text:style-name="Text_20_Note">Use the commands <text:span text:style-name="Code">left[</text:span> and <text:span text:style-name="Code">right]</text:span> to obtain square brackets. A list of all brackets available within Math can be found in Appendix A, <text:span text:style-name="Emphasis"><text:span text:style-name="T111">Commands Reference</text:span></text:span><text:span text:style-name="T111">,</text:span> <text:span text:style-name="T104">of the </text:span><text:span text:style-name="Emphasis"><text:span text:style-name="T104">Math Guide</text:span></text:span>.</text:p>
      <text:list xml:id="list94114472421769" text:continue-numbering="true" text:style-name="Heading_20_Tip">
        <text:list-item>
          <text:p text:style-name="P124">Tip</text:p>
        </text:list-item>
      </text:list>
      <text:p text:style-name="P14">If you want all brackets to be scalable, go to <text:span text:style-name="Strong_20_Emphasis">Format &gt; Spacing</text:span> <text:span text:style-name="T84">on</text:span><text:span text:style-name="T111"> the Menu bar </text:span>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Nepárové závorky<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3"><text:bookmark-start text:name="__RefHeading__17435_901305723"/>Nezvětšující se závorky<text:bookmark-end text:name="__RefHeading__17435_901305723"/></text:h>
      <text:p text:style-name="P19">A backslash \ is placed before a non scalable bracket to indicate that the following character should not be regarded as a bracket, but as a literal character.</text:p>
      <text:p text:style-name="P19">For example, the unpaired brackets in the formula <text:span text:style-name="Code">[ a; b [</text:span> are deliberate, but gives <text:span text:style-name="T86">a</text:span> result <text:span text:style-name="T111">with an inverted question mark</text:span>.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2"><draw:object xlink:href="./Object 73" xlink:type="simple" xlink:show="embed" xlink:actuate="onLoad"/><draw:image xlink:href="./ObjectReplacements/Object 73" xlink:type="simple" xlink:show="embed" xlink:actuate="onLoad"/></draw:frame></text:span></text:span>shows unpaired brackets without <text:span text:style-name="T86">any</text:span> inverted question marks.</text:p>
      <text:h text:style-name="P99" text:outline-level="3"><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60"><text:soft-page-break/>Příklad</text:p>
      <text:p text:style-name="Text_20_body_20_indent">You want to create the formula<text:span text:style-name="Code"><text:span text:style-name="T59"><draw:frame draw:style-name="fr13" draw:name="Object32" text:anchor-type="as-char" svg:y="-0.603cm" svg:width="3.022cm" svg:height="1.055cm" draw:z-index="43"><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text:span text:style-name="Code"><text:span text:style-name="T115">}</text:span></text:span>. However, this gives <text:span text:style-name="T86">an</text:sp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ozpoznávání funkcí<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P32">For a full list of functions within Math, see Appendix A, <text:span text:style-name="Emphasis"><text:span text:style-name="T111">Commands Reference</text:span></text:span><text:span text:style-name="T111">, </text:span><text:span text:style-name="T104">of the </text:span><text:span text:style-name="Emphasis"><text:span text:style-name="T104">Math Guide</text:span></text:span>.</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94113830847286" text:continue-numbering="true" text:style-name="Heading_20_Tip">
        <text:list-item>
          <text:p text:style-name="P125">Tip</text:p>
        </text:list-item>
      </text:list>
      <text:p text:style-name="P68">You can navigate through errors in a formula using the key <text:span text:style-name="Keystroke">F3</text:span> <text:span text:style-name="T111">(next error) </text:span>or the key combination <text:span text:style-name="Keystroke">Shift</text:span><text:span text:style-name="Emphasis">+</text:span><text:span text:style-name="Keystroke">F3</text:span> <text:span text:style-name="T111">(previous error)</text:span>.</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Suppose you want to create a formula that requires more than one line, for example<text:span text:style-name="T30"><draw:frame draw:style-name="fr13" draw:name="Object33" text:anchor-type="as-char" svg:y="-0.554cm" svg:width="1.03cm" svg:height="0.956cm" draw:z-index="44"><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29"><draw:frame draw:style-name="fr13" draw:name="Object34" text:anchor-type="as-char" svg:y="-0.377cm" svg:width="1.875cm" svg:height="0.467cm" draw:z-index="45"><draw:object xlink:href="./Object 88" xlink:type="simple" xlink:show="embed" xlink:actuate="onLoad"/><draw:image xlink:href="./ObjectReplacements/Object 88" xlink:type="simple" xlink:show="embed" xlink:actuate="onLoad"/></draw:frame></text:span></text:p>
      <text:p text:style-name="P52"><text:span text:style-name="Code">x = 3 newline y = 1 </text:span>gives the correct result<text:span text:style-name="Code"><text:span text:style-name="T9"><draw:frame draw:style-name="fr13" draw:name="Object35" text:anchor-type="as-char" svg:y="-0.554cm" svg:width="1.03cm" svg:height="0.956cm" draw:z-index="46"><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p>
      <text:p text:style-name="Text_20_body">Spacing between the element<text:span text:style-name="T113">s</text:span> in a formula is not set by using space characters in the markup language. If you want to add spaces into your formula, use one of the following options:</text:p>
      <text:list xml:id="list94112726725146" text:continue-list="list94113922909049" text:style-name="List_20_1">
        <text:list-item>
          <text:p text:style-name="List_20_1">Grave ` to add a small space.</text:p>
        </text:list-item>
        <text:list-item>
          <text:p text:style-name="List_20_1"><text:soft-page-break/>Tilde ~ for a large space.</text:p>
        </text:list-item>
        <text:list-item>
          <text:p text:style-name="List_20_1">Add space characters between quotes “ ”. These spaces will be considered as text.</text:p>
        </text:list-item>
      </text:list>
      <text:p text:style-name="P33">Any spaces at the end of a line in the markup language are ignored by default. For more information,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p>
      <text:h text:style-name="Heading_20_2"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3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Appendix A, <text:span text:style-name="Emphasis"><text:span text:style-name="T113">Commands Reference</text:span></text:span><text:span text:style-name="T113">,</text:span> <text:span text:style-name="T104">of the </text:span><text:span text:style-name="Emphasis"><text:span text:style-name="T104">Math Guide</text:span></text:span>.</text:p>
      <text:p text:style-name="Definition_20_Term">Příklady</text:p>
      <text:p text:style-name="P52"><text:span text:style-name="Code">sum from k = 1 to n a_k</text:span> gives the result<text:span text:style-name="Code"><text:span text:style-name="T9"><draw:frame draw:style-name="fr13" draw:name="Object36" text:anchor-type="as-char" svg:y="-0.713cm" svg:width="1.125cm" svg:height="1.139cm" draw:z-index="47"><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gives the result<text:span text:style-name="Code"><text:span text:style-name="T9"><draw:frame draw:style-name="fr13" draw:name="Object37" text:anchor-type="as-char" svg:y="-0.743cm" svg:width="1.702cm" svg:height="1.198cm" draw:z-index="48"><draw:object xlink:href="./Object 91" xlink:type="simple" xlink:show="embed" xlink:actuate="onLoad"/><draw:image xlink:href="./ObjectReplacements/Object 91" xlink:type="simple" xlink:show="embed" xlink:actuate="onLoad"/></draw:frame></text:span></text:span></text:p>
      <text:p text:style-name="P52"><text:span text:style-name="Code">int_0^x f(t) dt</text:span> gives the result<text:span text:style-name="Code"><text:span text:style-name="T9"><draw:frame draw:style-name="fr13" draw:name="Object38" text:anchor-type="as-char" svg:y="-0.566cm" svg:width="1.842cm" svg:height="0.801cm" draw:z-index="49"><draw:object xlink:href="./Object 92" xlink:type="simple" xlink:show="embed" xlink:actuate="onLoad"/><draw:image xlink:href="./ObjectReplacements/Object 92" xlink:type="simple" xlink:show="embed" xlink:actuate="onLoad"/></draw:frame></text:span></text:span></text:p>
      <text:p text:style-name="P52"><text:span text:style-name="Code">int from Re f</text:span> gives the result<text:span text:style-name="Code"><text:span text:style-name="T9"><draw:frame draw:style-name="fr13" draw:name="Object39" text:anchor-type="as-char" svg:y="-0.462cm" svg:width="0.81cm" svg:height="0.947cm" draw:z-index="50"><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gives the result<text:span text:style-name="Code"><text:span text:style-name="T9"><draw:frame draw:style-name="fr13" draw:name="Object40" text:anchor-type="as-char" svg:y="-0.559cm" svg:width="1.295cm" svg:height="0.709cm" draw:z-index="51"><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53"><text:span text:style-name="Code">{df} over {dx}</text:span> gives the result<text:span text:style-name="Code"><text:span text:style-name="T9"><draw:frame draw:style-name="fr13" draw:name="Object41" text:anchor-type="as-char" svg:y="-0.619cm" svg:width="0.709cm" svg:height="0.998cm" draw:z-index="52"><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gives the result<text:span text:style-name="Code"><text:span text:style-name="T9"><draw:frame draw:style-name="fr13" draw:name="Object42" text:anchor-type="as-char" svg:y="-0.619cm" svg:width="0.826cm" svg:height="0.998cm" draw:z-index="53"><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gives the result<text:span text:style-name="Code"><text:span text:style-name="T9"><draw:frame draw:style-name="fr13" draw:name="Object43" text:anchor-type="as-char" svg:y="-0.681cm" svg:width="0.891cm" svg:height="1.118cm" draw:z-index="54"><draw:object xlink:href="./Object 97" xlink:type="simple" xlink:show="embed" xlink:actuate="onLoad"/><draw:image xlink:href="./ObjectReplacements/Object 97" xlink:type="simple" xlink:show="embed" xlink:actuate="onLoad"/></draw:frame></text:span></text:span></text:p>
      <text:list xml:id="list94112655074659" text:continue-list="list94113347488930" text:style-name="Heading_20_Note">
        <text:list-item>
          <text:p text:style-name="P107">Poznámka</text:p>
        </text:list-item>
      </text:list>
      <text:p text:style-name="P18">To write function names with primes, as is normal in school notation, you must first add the symbols to the catalog.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span text:style-name="T8"><text:s/>for more information.</text:span></text:p>
      <text:h text:style-name="Heading_20_2" text:outline-level="2"><text:bookmark-start text:name="__RefHeading__39056_314314075"/>Znaky značkovacího jazyka jako běžné znaky<text:bookmark-end text:name="__RefHeading__39056_314314075"/></text:h>
      <text:p text:style-name="Text_20_body">Characters that are used as controls in markup language cannot be entered directly as normal characters. These characters are: %, {, }, &amp;, |, _, ^, and ". To overcome this limitation in markup language, use one of the following methods:</text:p>
      <text:list xml:id="list94114080705289" text:continue-list="list94112726725146" text:style-name="List_20_1">
        <text:list-item>
          <text:p text:style-name="P129"><text:soft-page-break/>Use double quotes either side of the character to mark that character as text, for example <text:span text:style-name="Code">2"%"= 0.02</text:span> will appear in your formula as<text:span text:style-name="Code"><text:span text:style-name="T16"><draw:frame draw:style-name="fr13" draw:name="Object44" text:anchor-type="as-char" svg:y="-0.377cm" svg:width="1.917cm" svg:height="0.467cm" draw:z-index="55"><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47"><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29">Use commands, for example <text:span text:style-name="Code">lbrace</text:span> and <text:span text:style-name="Code">rbrace</text:span> give you literal braces<text:span text:style-name="T51"><draw:frame draw:style-name="fr13" draw:name="Object45" text:anchor-type="as-char" svg:y="-0.363cm" svg:width="0.531cm" svg:height="0.48cm" draw:z-index="56"><draw:object xlink:href="./Object 101" xlink:type="simple" xlink:show="embed" xlink:actuate="onLoad"/><draw:image xlink:href="./ObjectReplacements/Object 101" xlink:type="simple" xlink:show="embed" xlink:actuate="onLoad"/></draw:frame></text:span>.</text:p>
        </text:list-item>
      </text:list>
      <text:list xml:id="list94112732764182" text:continue-list="list94112655074659"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span text:style-name="T4"><text:s/></text:span><text:span text:style-name="T52">for more information.</text:span></text:p>
      <text:h text:style-name="Heading_20_2" text:outline-level="2"><text:bookmark-start text:name="__RefHeading__39058_314314075"/>Texty ve vzorcích<text:bookmark-end text:name="__RefHeading__39058_314314075"/></text:h>
      <text:p text:style-name="P29">To include text in a formula, you have to enclose any text in double-quotes, for example <text:span text:style-name="Code">x " for " x &gt;= 0</text:span> in markup language will create the formula<text:span text:style-name="Code"><text:span text:style-name="T59"><draw:frame draw:style-name="fr13" draw:name="Object46" text:anchor-type="as-char" svg:y="-0.377cm" svg:width="2.027cm" svg:height="0.467cm" draw:z-index="57"><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7</text:bookmark-ref></text:span>.</text:p>
      <text:p text:style-name="Text_20_body">By default, text alignment is left-justified in formulas.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58"><draw:text-box fo:min-height="5.5cm"><text:p text:style-name="Caption"><draw:frame draw:style-name="fr6" draw:name="Image24" text:anchor-type="paragraph" svg:y="0cm" svg:width="12cm" svg:height="5.502cm" draw:z-index="90"><draw:image xlink:href="Pictures/1000000000000215000001120D4EB3789ED4301D.png" xlink:type="simple" xlink:show="embed" xlink:actuate="onLoad" loext:mime-type="image/png"/></draw:frame>Figure <text:sequence text:ref-name="refFigure5" text:name="Figure" text:formula="ooow:Figure+1" style:num-format="1">6</text:sequence>: <text:span text:style-name="T60">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61">Příklad</text:p>
      <text:p text:style-name="P74">Enter the following in the Formula Editor:</text:p>
      <text:p text:style-name="Text_20_body_20_indent"><text:span text:style-name="Code">"In " color blue bold "isosceles" "triangles, the base angles are equal"</text:span></text:p>
      <text:p text:style-name="P54">creates the following text in a formula<text:span text:style-name="Code"><text:span text:style-name="T11"><draw:frame draw:style-name="fr13" draw:name="Object47" text:anchor-type="as-char" svg:y="-0.377cm" svg:width="8.16cm" svg:height="0.467cm" draw:z-index="59"><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text:soft-page-break/>Zarovnání vzorců pomocí znaku rovná se<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53"><draw:frame draw:style-name="fr13" draw:name="Object48" text:anchor-type="as-char" svg:y="-0.593cm" svg:width="2.956cm" svg:height="1.009cm" draw:z-index="60"><draw:object xlink:href="./Object 106" xlink:type="simple" xlink:show="embed" xlink:actuate="onLoad"/><draw:image xlink:href="./ObjectReplacements/Object 106" xlink:type="simple" xlink:show="embed" xlink:actuate="onLoad"/></draw:frame></text:span></text:p>
      <text:list xml:id="list94113712564386" text:continue-numbering="true" text:style-name="Heading_20_Note">
        <text:list-item>
          <text:p text:style-name="P109">Poznámka</text:p>
        </text:list-item>
      </text:list>
      <text:p text:style-name="P4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text:span text:style-name="T105">more </text:span><text:span text:style-name="T61">information.</text:span></text:p>
      <text:h text:style-name="Heading_20_1" text:outline-level="1"><text:bookmark-start text:name="__RefHeading__18195_270489466"/>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To change the font size used for a formula already inserted in Math or another LibreOffice component:</text:p>
      <text:list xml:id="list94113193923416" text:continue-list="list94114083689170" text:style-name="Numbering_20_1">
        <text:list-item text:start-value="1">
          <text:p text:style-name="Numbering_20_1">Click in the markup language in the Formula Editor.</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1966024255208" text:key1="equation editor"/>font size<text:alphabetical-index-mark-end text:id="IMark1966024255208"/> using the <text:span text:style-name="Emphasis">Base size</text:span> spinner or type a new font size in the <text:span text:style-name="Emphasis">Base </text:span><text:span text:style-name="Emphasis"><text:span text:style-name="T75">s</text:span></text:span><text:span text:style-name="Emphasi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57">Default font size 12pt:<text:span text:style-name="T42"><draw:frame draw:style-name="fr13" draw:name="Object49" text:anchor-type="as-char" svg:y="-0.377cm" svg:width="2.605cm" svg:height="0.467cm" draw:z-index="61"><draw:object xlink:href="./Object 109" xlink:type="simple" xlink:show="embed" xlink:actuate="onLoad"/><draw:image xlink:href="./ObjectReplacements/Object 109" xlink:type="simple" xlink:show="embed" xlink:actuate="onLoad"/></draw:frame></text:span></text:p>
      <text:p text:style-name="P57">After font size change to 18pt:<text:span text:style-name="T42"><draw:frame draw:style-name="fr13" draw:name="Object50" text:anchor-type="as-char" svg:y="-0.564cm" svg:width="3.805cm" svg:height="0.702cm" draw:z-index="62"><draw:object xlink:href="./Object 110" xlink:type="simple" xlink:show="embed" xlink:actuate="onLoad"/><draw:image xlink:href="./ObjectReplacements/Object 110" xlink:type="simple" xlink:show="embed" xlink:actuate="onLoad"/></draw:frame></text:span></text:p>
      <text:p text:style-name="Figure"><text:soft-page-break/><draw:frame draw:style-name="fr1" draw:name="Frame7" text:anchor-type="as-char" svg:width="7.936cm" draw:z-index="63"><draw:text-box fo:min-height="5.953cm"><text:p text:style-name="Caption"><draw:frame draw:style-name="fr7" draw:name="Image13" text:anchor-type="as-char" svg:width="7.936cm" style:rel-width="100%" svg:height="5.953cm" style:rel-height="scale" draw:z-index="64"><draw:image xlink:href="Pictures/100000000000012C000000E1D51E1492471F5178.png" xlink:type="simple" xlink:show="embed" xlink:actuate="onLoad" loext:mime-type="image/png"/></draw:frame><text:span text:style-name="T65"><text:line-break/></text:span>Figure <text:sequence text:ref-name="refFigure6" text:name="Figure" text:formula="ooow:Figure+1" style:num-format="1">7</text:sequence>: Font Sizes dialog</text:p></draw:text-box></draw:frame></text:p>
      <text:h text:style-name="Heading_20_3" text:outline-level="3"><text:bookmark-start text:name="__RefHeading__59077_1675482542"/>Výchozí velikost písma vzorce<text:bookmark-end text:name="__RefHeading__59077_1675482542"/></text:h>
      <text:p text:style-name="Text_20_body">To change the default font size used for all formulas in Math or another LibreOffice component:</text:p>
      <text:list xml:id="list94114630843506" text:continue-list="list94113193923416"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1966024254920" text:key1="equation editor"/>font size<text:alphabetical-index-mark-end text:id="IMark1966024254920"/> using the <text:span text:style-name="Emphasis">Base size</text:span> spinner or type a new font size in the <text:span text:style-name="Emphasis">Base </text:span><text:span text:style-name="Emphasis"><text:span text:style-name="T113">s</text:span></text:span><text:span text:style-name="Emphasis">ize</text:span> box.</text:p>
        </text:list-item>
        <text:list-item>
          <text:p text:style-name="Numbering_20_1">Click <text:span text:style-name="Strong_20_Emphasis">Default</text:span> and confirm your changes to the base size font. Any formulas created from this point on will use the new base size font for formulas.</text:p>
        </text:list-item>
        <text:list-item>
          <text:p text:style-name="Numbering_20_1">Click <text:span text:style-name="Strong_20_Emphasis">OK</text:span> to save your changes and close the Font Sizes dialog.</text:p>
        </text:list-item>
      </text:list>
      <text:list xml:id="list94114006752493" text:continue-list="list94113712564386" text:style-name="Heading_20_Note">
        <text:list-item>
          <text:p text:style-name="P110">Poznámka</text:p>
        </text:list-item>
      </text:list>
      <text:p text:style-name="P45">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94113425052345" text:continue-list="list94113830847286" text:style-name="Heading_20_Tip">
        <text:list-item>
          <text:p text:style-name="Heading_20_Tip">Tip</text:p>
        </text:list-item>
      </text:list>
      <text:p text:style-name="Text_20_Note"><text:span text:style-name="T54">There is an extension “Formatting of </text:span><text:span text:style-name="T56">A</text:span><text:span text:style-name="T54">ll Math </text:span><text:span text:style-name="T56">F</text:span><text:span text:style-name="T54">ormulas” </text:span><text:span text:style-name="T55">that</text:span><text:span text:style-name="T54"> allows </text:span><text:span text:style-name="T55">you </text:span><text:span text:style-name="T54">to change font name and font size for all or only for selected formulas in your document. You can download it from </text:span>the official extension site: <text:a xlink:type="simple" xlink:href="https://extensions.libreoffice.org/extensions/formatting-of-all-math-formulas" text:style-name="Internet_20_link" text:visited-style-name="Visited_20_Internet_20_Link"><text:span text:style-name="T54">https://extensions.libreoffice.org/extensions/formatting-of-all-math-formulas</text:span></text:a></text:p>
      <text:h text:style-name="Heading_20_3" text:outline-level="3"><text:bookmark-start text:name="__RefHeading___Toc23719_290720014"/>Možnosti velikosti písma<text:bookmark-end text:name="__RefHeading___Toc23719_290720014"/></text:h>
      <text:p text:style-name="P29">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94112858222763" text:continue-list="list94114080705289"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text:span text:style-name="T113">For example, if you enter </text:span><text:span text:style-name="Code">1in</text:span><text:span text:style-name="T113"> or </text:span><text:span text:style-name="Code">1”</text:span><text:span text:style-name="T113">, Math converts the value to 72 pt.</text:span></text:p>
        </text:list-item>
        <text:list-item>
          <text:p text:style-name="List_20_1"><text:span text:style-name="Strong_20_Emphasis">Relative Sizes</text:span> – in this section, you can determine the relative sizes for each type of element with reference to the base size.</text:p>
        </text:list-item>
      </text:list>
      <text:list xml:id="list94113848154623" text:continue-list="list94114278141792" text:style-name="List_20_2">
        <text:list-item>
          <text:p text:style-name="P134"><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text:soft-page-break/>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94113163623736" text:continue-list="list94112858222763"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To change the fonts used for the current formula in Math or another LibreOffice component:</text:p>
      <text:list xml:id="list94113598633272" text:continue-list="list94114630843506"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text:span text:style-name="T113">of</text:span>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draw:frame draw:style-name="fr1" draw:name="Frame8" text:anchor-type="as-char" svg:width="10.582cm" draw:z-index="65"><draw:text-box fo:min-height="7.698cm"><text:p text:style-name="Caption"><draw:frame draw:style-name="fr7" draw:name="Image14" text:anchor-type="as-char" svg:width="10.582cm" style:rel-width="100%" svg:height="7.698cm" style:rel-height="scale" draw:z-index="67"><draw:image xlink:href="Pictures/100000000000019000000123F1D4A32C56D7534A.png" xlink:type="simple" xlink:show="embed" xlink:actuate="onLoad" loext:mime-type="image/png"/></draw:frame><text:span text:style-name="T65"><text:line-break/></text:span>Figure <text:sequence text:ref-name="refFigure7" text:name="Figure" text:formula="ooow:Figure+1" style:num-format="1">8</text:sequence>: Fonts <text:span text:style-name="T113">d</text:span>ialog</text:p></draw:text-box></draw:frame></text:p>
      <text:h text:style-name="Heading_20_3" text:outline-level="3"><text:bookmark-start text:name="__RefHeading__17263_1314189033"/>Výchozí písmo vzorce<text:bookmark-end text:name="__RefHeading__17263_1314189033"/></text:h>
      <text:p text:style-name="Text_20_body">To change the default fonts used for all formulas in Math or another LibreOffice component:</text:p>
      <text:list xml:id="list94113319109841" text:continue-list="list94113598633272"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text:span text:style-name="T113">of </text:span>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text:soft-page-break/>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94114614217630" text:continue-list="list94114006752493" text:style-name="Heading_20_Note">
        <text:list-item>
          <text:p text:style-name="P111">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3"><text:bookmark-start text:name="__RefHeading___Toc23721_290720014"/>Možnosti písma vzorce<text:bookmark-end text:name="__RefHeading___Toc23721_290720014"/></text:h>
      <text:p text:style-name="Text_20_body">Defines the fonts that can be applied to formula elements.</text:p>
      <text:list xml:id="list94113337374643" text:continue-list="list94113163623736"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94112750666061" text:continue-list="list94113848154623"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94114405765959" text:continue-list="list94113337374643" text:style-name="List_20_1">
        <text:list-item>
          <text:p text:style-name="P130"><text:span text:style-name="Strong_20_Emphasis">Custom Fonts</text:span> – in this section of the Fonts dialog (Figure <text:span text:style-name="T31"><text:sequence-ref text:reference-format="value" text:ref-name="refFigure7">8</text:sequence-ref></text:span>),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
      <text:list xml:id="list94112692570512" text:continue-list="list9411275066606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text:span text:style-name="Emphasis"><text:span text:style-name="T117">serif</text:span></text:span> – specifies the font to be used for sans font formatting.</text:p>
        </text:list-item>
        <text:list-item>
          <text:p text:style-name="List_20_2"><text:span text:style-name="Emphasis">Fixed-</text:span><text:span text:style-name="Emphasis"><text:span text:style-name="T117">width</text:span></text:span> – specifies the font to be used for fixed font formatting.</text:p>
        </text:list-item>
      </text:list>
      <text:list xml:id="list94113375582573" text:continue-list="list94114405765959"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94113852549308" text:continue-list="list94114614217630" text:style-name="Heading_20_Note">
        <text:list-item>
          <text:p text:style-name="P112">Poznámka</text:p>
        </text:list-item>
      </text:list>
      <text:p text:style-name="P43">When a new font is selected for a formula, the old font remains in the list alongside the new one and can be selected again.</text:p>
      <text:list xml:id="list94112678674502" text:continue-numbering="true" text:style-name="Heading_20_Note">
        <text:list-item>
          <text:p text:style-name="P112">Poznámka</text:p>
        </text:list-item>
      </text:list>
      <text:p text:style-name="P14">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text:soft-page-break/>Adjusting formula spacing<text:bookmark-end text:name="__RefHeading__40349_314314075"/></text:h>
      <text:p text:style-name="P29">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10.211cm" draw:z-index="68"><draw:text-box fo:min-height="4.736cm"><text:p text:style-name="Caption"><draw:frame draw:style-name="fr7" draw:name="Image16" text:anchor-type="as-char" svg:width="10.211cm" style:rel-width="100%" svg:height="4.736cm" style:rel-height="scale" draw:z-index="69"><draw:image xlink:href="Pictures/1000000000000182000000B302144E81284545EE.png" xlink:type="simple" xlink:show="embed" xlink:actuate="onLoad" loext:mime-type="image/png"/></draw:frame><text:span text:style-name="T65"><text:line-break/></text:span>Figure <text:sequence text:ref-name="refFigure8" text:name="Figure" text:formula="ooow:Figure+1" style:num-format="1">9</text:sequence>: Spacing <text:span text:style-name="T113">d</text:span>ialog</text:p></draw:text-box></draw:frame></text:p>
      <text:h text:style-name="Heading_20_3" text:outline-level="3"><text:bookmark-start text:name="__RefHeading__18171_105502877"/>Current formula spacing<text:bookmark-end text:name="__RefHeading__18171_105502877"/></text:h>
      <text:p text:style-name="Text_20_body">To change the spacing used for the current formula in Math or another LibreOffice component:</text:p>
      <text:list xml:id="list94114176785434" text:continue-list="list94113319109841" text:style-name="Numbering_20_1">
        <text:list-item text:start-value="1">
          <text:p text:style-name="Numbering_20_1">Click in the markup language in the Formula Editor.</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Default formula spacing<text:bookmark-end text:name="__RefHeading__18173_105502877"/></text:h>
      <text:p text:style-name="Text_20_body">To change the default spacing used for all formulas in Math or another LibreOffice component:</text:p>
      <text:list xml:id="list94114114211258" text:continue-list="list94114176785434"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P138">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94112636626765" text:continue-list="list94112678674502" text:style-name="Heading_20_Note">
        <text:list-item>
          <text:p text:style-name="P113">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Spacing options<text:bookmark-end text:name="__RefHeading___Toc23723_290720014"/></text:h>
      <text:p text:style-name="P29">Use Category in the Spacing dialog (Figure <text:span text:style-name="T5"><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94113487697509" text:continue-list="list94113375582573"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oft-page-break/><text:span text:style-name="Strong_20_Emphasis">Spacing</text:span> – defines the spacing between variables and operators, between lines, and between root signs and radicals.</text:p>
        </text:list-item>
      </text:list>
      <text:list xml:id="list94113185417966" text:continue-list="list94112692570512" text:style-name="List_20_2">
        <text:list-item>
          <text:p text:style-name="P133"><text:span text:style-name="Emphasis"><text:span text:style-name="T113">Spacing </text:span></text:span><text:span text:style-name="T113">– determines the spacing between variables and operators.</text:span></text:p>
        </text:list-item>
        <text:list-item>
          <text:p text:style-name="List_20_2"><text:span text:style-name="Emphasis">Line </text:span><text:span text:style-name="Emphasis"><text:span text:style-name="T113">s</text:span></text:span><text:span text:style-name="Emphasis">pacing</text:span> – determines the spacing between lines.</text:p>
        </text:list-item>
        <text:list-item>
          <text:p text:style-name="List_20_2"><text:span text:style-name="Emphasis">Root </text:span><text:span text:style-name="Emphasis"><text:span text:style-name="T113">s</text:span></text:span><text:span text:style-name="Emphasis">pacing</text:span> – determines the spacing between the root sign and radicals.</text:p>
        </text:list-item>
      </text:list>
      <text:list xml:id="list94114617432506" text:continue-list="list94113487697509" text:style-name="List_20_1">
        <text:list-item>
          <text:p text:style-name="P132"><text:span text:style-name="Strong_20_Emphasis">Indexes</text:span> – defines the spacing for superscript and subscript indexes.</text:p>
        </text:list-item>
      </text:list>
      <text:list xml:id="list94112946581178" text:continue-list="list94113185417966"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94113792067544" text:continue-list="list94114617432506" text:style-name="List_20_1">
        <text:list-item>
          <text:p text:style-name="List_20_1"><text:span text:style-name="Strong_20_Emphasis">Fractions</text:span> – defines the spacing between the fraction bar and the numerator or denominator.</text:p>
        </text:list-item>
      </text:list>
      <text:list xml:id="list94114313939406" text:continue-list="list94112946581178"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94113768230301" text:continue-list="list94113792067544" text:style-name="List_20_1">
        <text:list-item>
          <text:p text:style-name="List_20_1"><text:span text:style-name="Strong_20_Emphasis">Fraction Bars</text:span> – defines the excess length and line weight of the fraction bar.</text:p>
        </text:list-item>
      </text:list>
      <text:list xml:id="list94114580504976" text:continue-list="list94114313939406"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94113102093809" text:continue-list="list94113768230301" text:style-name="List_20_1">
        <text:list-item>
          <text:p text:style-name="List_20_1"><text:span text:style-name="Strong_20_Emphasis">Limits</text:span> – defines the spacing between the sum symbol and the limit conditions.</text:p>
        </text:list-item>
      </text:list>
      <text:list xml:id="list94113708670149" text:continue-list="list94114580504976"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94114283154997" text:continue-list="list94113102093809" text:style-name="List_20_1">
        <text:list-item>
          <text:p text:style-name="List_20_1"><text:span text:style-name="Strong_20_Emphasis">Brackets</text:span> – defines the spacing between brackets and the content.</text:p>
        </text:list-item>
      </text:list>
      <text:list xml:id="list94114442751941" text:continue-list="list94113708670149"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94114043775533" text:continue-list="list94114283154997" text:style-name="List_20_1">
        <text:list-item>
          <text:p text:style-name="List_20_1"><text:span text:style-name="Strong_20_Emphasis">Matrices</text:span> – defines the relative spacing for the elements in a matrix.</text:p>
        </text:list-item>
      </text:list>
      <text:list xml:id="list94113907996995" text:continue-list="list94114442751941"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94114301640666" text:continue-list="list94114043775533" text:style-name="List_20_1">
        <text:list-item>
          <text:p text:style-name="List_20_1"><text:span text:style-name="Strong_20_Emphasis">Symbols</text:span> – defines the spacing of symbols in relation to variables</text:p>
        </text:list-item>
      </text:list>
      <text:list xml:id="list94113238910469" text:continue-list="list94113907996995"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94113896407413" text:continue-list="list94114301640666" text:style-name="List_20_1">
        <text:list-item>
          <text:p text:style-name="List_20_1"><text:span text:style-name="Strong_20_Emphasis">Operators</text:span> – defines the spacing between operators and variables or numbers.</text:p>
        </text:list-item>
      </text:list>
      <text:list xml:id="list94113914468665" text:continue-list="list94113238910469"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94113133614815" text:continue-list="list94113896407413"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text:soft-page-break/>not use 0 as a size as this creates viewing problems for text that surrounds the insertion point.</text:p>
        </text:list-item>
      </text:list>
      <text:list xml:id="list94113361552657" text:continue-list="list94113914468665"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94113861448615" text:continue-list="list94113133614815"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text:span text:style-name="T87">confirmation dialog</text:span> will appear before saving these changes.</text:p>
        </text:list-item>
      </text:list>
      <text:h text:style-name="Heading_20_2" text:outline-level="2"><text:bookmark-start text:name="__RefHeading__18199_270489466"/>Adjusting formula alignment<text:bookmark-end text:name="__RefHeading__18199_270489466"/></text:h>
      <text:p text:style-name="P22">The alignment settings determine how formula elements located above one another are aligned horizontally relative to each other.</text:p>
      <text:list xml:id="list94113705330144" text:continue-list="list94112636626765" text:style-name="Heading_20_Note">
        <text:list-item>
          <text:p text:style-name="P114">Poznámka</text:p>
        </text:list-item>
      </text:list>
      <text:p text:style-name="Text_20_Note">It is not possible to align formulas on a particular character and formula alignment does not apply to text elements. Text elements are always aligned left.</text:p>
      <text:list xml:id="list94114443500406" text:continue-numbering="true" text:style-name="Heading_20_Note">
        <text:list-item>
          <text:p text:style-name="P114">Poznámka</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Current formula alignment<text:bookmark-end text:name="__RefHeading___Toc23725_290720014"/></text:h>
      <text:p text:style-name="Text_20_body">To change the alignment used for the current formula in Math or another LibreOffice component:</text:p>
      <text:list xml:id="list94114192923834" text:continue-list="list94114114211258"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62"><draw:frame draw:style-name="fr1" draw:name="Frame5" text:anchor-type="as-char" svg:width="10.211cm" draw:z-index="70"><draw:text-box fo:min-height="4.815cm"><text:p text:style-name="Caption"><draw:frame draw:style-name="fr7" draw:name="Image17" text:anchor-type="as-char" svg:width="10.211cm" style:rel-width="100%" svg:height="4.815cm" style:rel-height="scale" draw:z-index="71"><draw:image xlink:href="Pictures/1000000000000182000000B6133F05AC786E2BF5.png" xlink:type="simple" xlink:show="embed" xlink:actuate="onLoad" loext:mime-type="image/png"/></draw:frame><text:span text:style-name="T65"><text:line-break/></text:span>Figure <text:sequence text:ref-name="refFigure9" text:name="Figure" text:formula="ooow:Figure+1" style:num-format="1">10</text:sequence>: Alignment <text:span text:style-name="T113">d</text:span>ialog</text:p></draw:text-box></draw:frame></text:p>
      <text:h text:style-name="Heading_20_3" text:outline-level="3"><text:bookmark-start text:name="__RefHeading__18179_105502877"/>Default formula alignment<text:bookmark-end text:name="__RefHeading__18179_105502877"/></text:h>
      <text:p text:style-name="Text_20_body">To change the default alignment used for all formulas in Math or another LibreOffice component:</text:p>
      <text:list xml:id="list94114514286052" text:continue-list="list94114192923834"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text:soft-page-break/>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94112854158312" text:continue-list="list94114443500406" text:style-name="Heading_20_Note">
        <text:list-item>
          <text:p text:style-name="P115">Poznámka</text:p>
        </text:list-item>
      </text:list>
      <text:p text:style-name="P1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Changing formula color<text:bookmark-end text:name="__RefHeading__41599_314314075"/></text:h>
      <text:h text:style-name="Heading_20_3" text:outline-level="3"><text:bookmark-start text:name="__RefHeading___Toc23727_290720014"/>Character color<text:bookmark-end text:name="__RefHeading___Toc23727_290720014"/></text:h>
      <text:p text:style-name="P20">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57"> gives the result <text:s/></text:span><text:span text:style-name="T57"><draw:frame draw:style-name="fr13" draw:name="Object51" text:anchor-type="as-char" svg:y="-0.377cm" svg:width="1.917cm" svg:height="0.467cm" draw:z-index="72"><draw:object xlink:href="./Object 113" xlink:type="simple" xlink:show="embed" xlink:actuate="onLoad"/><draw:image xlink:href="./ObjectReplacements/Object 113" xlink:type="simple" xlink:show="embed" xlink:actuate="onLoad"/></draw:frame></text:span>.</text:p>
      <text:p text:style-name="P20">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text:span text:style-name="T113">in the </text:span><text:span text:style-name="Emphasis"><text:span text:style-name="T113">Math Guide</text:span></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Math, Writer, Calc, Draw, or Impress to create formulas and build up your formula library.</text:p>
      <text:h text:style-name="P94" text:outline-level="2"><text:bookmark-start text:name="__RefHeading__20863_356159161"/>Using Math<text:bookmark-end text:name="__RefHeading__20863_356159161"/></text:h>
      <text:list xml:id="list94113807779083" text:continue-list="list94114514286052"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text:span text:style-name="T105">p</text:span>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text:soft-page-break/>Navigate to the folder you have created for your formula library.</text:p>
        </text:list-item>
        <text:list-item>
          <text:p text:style-name="Numbering_20_1">Type in a memorable name for your formula in the <text:span text:style-name="T58">F</text:span>ile name text box.</text:p>
        </text:list-item>
        <text:list-item>
          <text:p text:style-name="Numbering_20_1">Select from <text:span text:style-name="T118">the File type</text:span> drop-down list either <text:span text:style-name="Emphasis">ODF Formula (.odf)</text:span> or <text:span text:style-name="Emphasis">MathML </text:span><text:span text:style-name="Emphasis"><text:span text:style-name="T75">2.0</text:span></text:span><text:span text:style-name="Emphasis">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94114365717867" text:continue-list="list94113807779083"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text:span text:style-name="T58">F</text:span>ile name text box.</text:p>
        </text:list-item>
        <text:list-item>
          <text:p text:style-name="P139">Select from the <text:span text:style-name="T118">File type</text:span> drop-down list either <text:span text:style-name="Emphasis">ODF Formula (.odf)</text:span> or <text:span text:style-name="Emphasis">MathML </text:span><text:span text:style-name="Emphasis"><text:span text:style-name="T75">2.0</text:span></text:span><text:span text:style-name="Emphasis"> (.mml)</text:span> as the file type for your formula.</text:p>
        </text:list-item>
        <text:list-item>
          <text:p text:style-name="P140">Click <text:span text:style-name="Strong_20_Emphasis">Save</text:span> to save your formula and close the Save As dialog.</text:p>
        </text:list-item>
      </text:list>
      <text:h text:style-name="Heading_20_2" text:outline-level="2"><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94113527496822" text:continue-list="list94114365717867" text:style-name="Numbering_20_1">
        <text:list-item text:start-value="1">
          <text:p text:style-name="Numbering_20_1">Open your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__RefHeading__1942_3143140754167"/><text:bookmark-start text:name="Chapter 2"/>Formulas in Writer<text:bookmark-end text:name="__RefHeading__1942_3143140754167"/><text:bookmark-end text:name="Chapter 2"/></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text:span text:style-name="T82">section</text:span> explains what options you can change for each individual formula within <text:span text:style-name="T82">a</text:span>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soft-page-break/><text:alphabetical-index-mark text:string-value="číslování" text:key1="rovnice"/><text:alphabetical-index-mark text:string-value="číslování vzorců"/>Automatic formula numbering<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94113343340863" text:continue-list="list9411352749682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94112940441541" text:continue-numbering="true" text:style-name="Numbering_20_1">
        <text:list-item>
          <text:p text:style-name="Numbering_20_1">Delete the sample formula and insert your formula as an object in the left column.</text:p>
        </text:list-item>
        <text:list-item>
          <text:p text:style-name="P141">Alternatively, you can first insert your formula into the document, then carry out Steps 1 and 2 above replacing the sample formula with your formula.</text:p>
        </text:list-item>
      </text:list>
      <text:p text:style-name="Figure"><draw:frame draw:style-name="fr1" draw:name="Frame10" text:anchor-type="as-char" svg:width="12.248cm" draw:z-index="76"><draw:text-box fo:min-height="11.005cm"><text:p text:style-name="Caption"><draw:frame draw:style-name="fr7" draw:name="Image19" text:anchor-type="as-char" svg:width="12.248cm" style:rel-width="100%" svg:height="11.005cm" style:rel-height="scale" draw:z-index="94"><draw:image xlink:href="Pictures/10000000000001CF000001A03E9F800CE22C8993.png" xlink:type="simple" xlink:show="embed" xlink:actuate="onLoad" loext:mime-type="image/png"/></draw:frame><text:span text:style-name="T65"><text:line-break/></text:span>Figure <text:sequence text:ref-name="refFigure10" text:name="Figure" text:formula="ooow:Figure+1" style:num-format="1">11</text:sequence>: Fields <text:span text:style-name="T114">d</text:span>ialog – Cross-<text:span text:style-name="T114">r</text:span>eferences <text:span text:style-name="T68">tab</text:span></text:p></draw:text-box></draw:frame></text:p>
      <text:h text:style-name="P95" text:outline-level="2"><text:bookmark-start text:name="__RefHeading__22021_555494442"/>Cross referencing<text:bookmark-end text:name="__RefHeading__22021_555494442"/></text:h>
      <text:list xml:id="list94113646521793" text:continue-list="list94112940441541"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text:span text:style-name="T114">M</text:span>enu bar to open the Fields dialog (Figure <text:span text:style-name="T33"><text:sequence-ref text:reference-format="value" text:ref-name="refFigure10">11</text:sequence-ref></text:span>).</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94114429930843" text:continue-list="list94113425052345" text:style-name="Heading_20_Tip">
        <text:list-item>
          <text:p text:style-name="P126"><text:soft-page-break/>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94113023880889" text:continue-list="list94112854158312" text:style-name="Heading_20_Note">
        <text:list-item>
          <text:p text:style-name="P116">Poznámka</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text:span text:style-name="T114">To</text:span></text:span><text:span text:style-name="Strong_20_Emphasis"> character</text:span> within a paragraph when it is inserted into a document. To change the anchoring of a formula object:</text:p>
      <text:list xml:id="list94112692052318" text:continue-list="list94113646521793"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Select a new anchoring option from the context sub-menu. The anchoring positions available are <text:span text:style-name="Strong_20_Emphasis">To </text:span><text:span text:style-name="Strong_20_Emphasis"><text:span text:style-name="T114">P</text:span></text:span><text:span text:style-name="Strong_20_Emphasis">age</text:span>, <text:span text:style-name="Strong_20_Emphasis">To </text:span><text:span text:style-name="Strong_20_Emphasis"><text:span text:style-name="T114">P</text:span></text:span><text:span text:style-name="Strong_20_Emphasis">aragraph</text:span>, <text:span text:style-name="Strong_20_Emphasis">To </text:span><text:span text:style-name="Strong_20_Emphasis"><text:span text:style-name="T114">C</text:span></text:span><text:span text:style-name="Strong_20_Emphasis">haracter</text:span>, or <text:span text:style-name="Strong_20_Emphasis">As </text:span><text:span text:style-name="Strong_20_Emphasis"><text:span text:style-name="T114">C</text:span></text:span><text:span text:style-name="Strong_20_Emphasis">haracter</text:span>.</text:p>
        </text:list-item>
      </text:list>
      <text:p text:style-name="Figure"><draw:frame draw:style-name="fr1" draw:name="Frame11" text:anchor-type="as-char" svg:width="14.28cm" draw:z-index="78"><draw:text-box fo:min-height="9.52cm"><text:p text:style-name="Caption"><draw:frame draw:style-name="fr7" draw:name="Image1" text:anchor-type="as-char" svg:width="14.28cm" style:rel-width="100%" svg:height="9.52cm" style:rel-height="scale" draw:z-index="79"><draw:image xlink:href="Pictures/100000000000022E00000174889C65811ADDD064.png" xlink:type="simple" xlink:show="embed" xlink:actuate="onLoad" loext:mime-type="image/png"/></draw:frame><text:span text:style-name="T65"><text:line-break/></text:span>Figure <text:sequence text:ref-name="refFigure11" text:name="Figure" text:formula="ooow:Figure+1" style:num-format="1">12</text:sequence>: Object dialog – Type <text:span text:style-name="T66">tab</text:span> with Anchor options</text:p></draw:text-box></draw:frame></text:p>
      <text:list xml:id="list94114400585735"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94113398962212" text:continue-list="list94113023880889" text:style-name="Heading_20_Note">
        <text:list-item>
          <text:p text:style-name="P117"><text:soft-page-break/>Poznámka</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text:span text:style-name="T114">F</text:span>ormula frame style, see the chapters on styles in the <text:span text:style-name="Emphasis">Writer Guide</text:span> for more information.</text:p>
      <text:p text:style-name="Text_20_body">To change the vertical alignment position of an individual formula object <text:span text:style-name="T114">(assuming that the </text:span><text:span text:style-name="Strong_20_Emphasis"><text:span text:style-name="T114">As character</text:span></text:span><text:span text:style-name="T114"> anchoring option is selected)</text:span>:</text:p>
      <text:list xml:id="list94113833710288" text:continue-list="list94114400585735"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94114193536274" text:continue-list="list94113398962212"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text:span text:style-name="T114">F</text:span>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94113072556181" text:continue-list="list94113833710288"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pan text:style-name="T38"><text:sequence-ref text:reference-format="value" text:ref-name="refFigure12">13</text:sequence-ref></text:span>).</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2" text:anchor-type="as-char" svg:width="16.589cm" draw:z-index="82"><draw:text-box fo:min-height="9.756cm"><text:p text:style-name="Caption"><draw:frame draw:style-name="fr9" draw:name="Image20" text:anchor-type="as-char" svg:width="16.589cm" style:rel-width="100%" svg:height="9.303cm" style:rel-height="scale" draw:z-index="83"><draw:image xlink:href="Pictures/1000000000000273000001906862F9F471C4D11F.png" xlink:type="simple" xlink:show="embed" xlink:actuate="onLoad" loext:mime-type="image/png"/></draw:frame><text:span text:style-name="T65"><text:line-break/></text:span>Figure <text:sequence text:ref-name="refFigure12" text:name="Figure" text:formula="ooow:Figure+1" style:num-format="1">13</text:sequence>: Object dialog – Wrap tab</text:p></draw:text-box></draw:frame></text:p>
      <text:h text:style-name="Heading_20_2"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text:span text:style-name="T114">a </text:span>large formula into a separate paragraph of <text:span text:style-name="T88">its</text:span>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55"><draw:frame draw:style-name="fr13" draw:name="Object54" text:anchor-type="as-char" svg:y="-0.713cm" svg:width="1.02cm" svg:height="1.139cm" draw:z-index="89"><draw:object xlink:href="./Object 8" xlink:type="simple" xlink:show="embed" xlink:actuate="onLoad"/><draw:image xlink:href="./ObjectReplacements/Object 8" xlink:type="simple" xlink:show="embed" xlink:actuate="onLoad"/></draw:frame></text:p>
      <text:p text:style-name="P56">and the same formula embedded into a line of text using text mode format: <text:span text:style-name="T34"><draw:frame draw:style-name="fr13" draw:name="Object55" text:anchor-type="as-char" svg:y="-0.407cm" svg:width="1.282cm" svg:height="0.561cm" draw:z-index="95"><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94114125553673" text:continue-list="list94114193536274" text:style-name="Heading_20_Note">
        <text:list-item>
          <text:p text:style-name="P118">Poznámka</text:p>
        </text:list-item>
      </text:list>
      <text:p text:style-name="Text_20_Note"><text:span text:style-name="T110">The size of the frame that a formula is placed in when inserted into a document cannot be changed. The frame size for a </text:span>formula<text:span text:style-name="T110"> object depends on the setting of the formula font size; see “</text:span><text:span text:style-name="T110"><text:bookmark-ref text:reference-format="text" text:ref-name="__RefHeading__5648_1566568644">Creating formulas</text:bookmark-ref></text:span><text:span text:style-name="T110">” </text:span><text:span text:style-name="T97">on page </text:span><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text:span text:style-name="T97">” on page </text:span><text:span text:style-name="T97"><text:bookmark-ref text:reference-format="page" text:ref-name="__RefHeading__31094_829629078">11</text:bookmark-ref></text:span><text:span text:style-name="T110"><text:s/>for more information.</text:span></text:p>
      <text:p text:style-name="Definition_20_Term"><text:bookmark-start text:name="__RefHeading__43959_666340315"/><text:soft-page-break/>Backgrounds<text:bookmark-end text:name="__RefHeading__43959_666340315"/></text:p>
      <text:list xml:id="list94113480049121" text:continue-list="list94113072556181"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text:span text:style-name="T109">O</text:span>bject dialog.</text:p>
        </text:list-item>
        <text:list-item>
          <text:p text:style-name="Numbering_20_1">Click on the <text:span text:style-name="Strong_20_Emphasis">Area</text:span> tab and <text:span text:style-name="T114">use the buttons to </text:span>select the type of fill you want to use for your formula (Figure <text:span text:style-name="T3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Definition_20_Term"><text:bookmark-start text:name="__RefHeading__21214_1542381791"/>Borders<text:bookmark-end text:name="__RefHeading__21214_1542381791"/></text:p>
      <text:list xml:id="list94113446432969" text:continue-list="list94113480049121"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text:span text:style-name="T109">O</text:span>bject dialog.</text:p>
        </text:list-item>
        <text:list-item>
          <text:p text:style-name="Numbering_20_1">Click on the <text:span text:style-name="Strong_20_Emphasis">Borders</text:span> tab and select the options you want to use for your formula borders (Figure <text:span text:style-name="T63"><text:sequence-ref text:reference-format="value" text:ref-name="refFigure14">15</text:sequence-ref></text:span>).</text:p>
        </text:list-item>
        <text:list-item>
          <text:p text:style-name="P142">Click <text:span text:style-name="Strong_20_Emphasis">OK</text:span> to save your changes and close the Object dialog.</text:p>
        </text:list-item>
      </text:list>
      <text:p text:style-name="P67"><draw:frame draw:style-name="fr1" draw:name="Frame13" text:anchor-type="as-char" svg:width="14.764cm" draw:z-index="80"><draw:text-box fo:min-height="11.737cm"><text:p text:style-name="Caption"><draw:frame draw:style-name="fr7" draw:name="Image27" text:anchor-type="as-char" svg:width="14.764cm" style:rel-width="100%" svg:height="11.086cm" style:rel-height="scale" draw:z-index="88"><draw:image xlink:href="Pictures/100000000000022E000001A386A54D6036305C25.png" xlink:type="simple" xlink:show="embed" xlink:actuate="onLoad" loext:mime-type="image/png"/></draw:frame><text:span text:style-name="T65"><text:line-break/></text:span>Figure <text:sequence text:ref-name="refFigure13" text:name="Figure" text:formula="ooow:Figure+1" style:num-format="1">14</text:sequence>: Object dialog – Area tab</text:p></draw:text-box></draw:frame></text:p>
      <text:p text:style-name="Figure"><text:soft-page-break/><draw:frame draw:style-name="fr1" draw:name="Frame15" text:anchor-type="as-char" svg:width="14.764cm" draw:z-index="3"><draw:text-box fo:min-height="9.551cm"><text:p text:style-name="Caption"><draw:frame draw:style-name="fr7" draw:name="Image28" text:anchor-type="as-char" svg:width="14.764cm" style:rel-width="100%" svg:height="9.551cm" style:rel-height="scale" draw:z-index="75"><draw:image xlink:href="Pictures/100000000000022E000001692384165A1DD81E0B.png" xlink:type="simple" xlink:show="embed" xlink:actuate="onLoad" loext:mime-type="image/png"/></draw:frame><text:span text:style-name="T65"><text:line-break/></text:span>Figure <text:sequence text:ref-name="refFigure14" text:name="Figure" text:formula="ooow:Figure+1" style:num-format="1">15</text:sequence>: Object dialog – Borders tab</text:p></draw:text-box></draw:frame></text:p>
      <text:h text:style-name="Heading_20_2" text:outline-level="2"><text:bookmark-start text:name="__RefHeading__25427_144202065"/>Quick insertion of formulas<text:bookmark-end text:name="__RefHeading__25427_144202065"/></text:h>
      <text:p text:style-name="P75"><text:span text:style-name="T109">You can </text:span>quickly insert a formula into your Writer document without opening the Formula Editor, <text:span text:style-name="T106">if</text:span> you know the markup language for the formula:</text:p>
      <text:list xml:id="list94113509435521" text:continue-list="list94113446432969" text:style-name="Numbering_20_1">
        <text:list-item text:start-value="1">
          <text:p text:style-name="Numbering_20_1"><text:span text:style-name="T85">Type</text:span>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__RefHeading__1942_3143140754168"/><text:bookmark-start text:name="Chapter 3"/>Formulas in Calc, Draw, <text:span text:style-name="T97">and</text:span> Impress<text:bookmark-end text:name="__RefHeading__1942_3143140754168"/><text:bookmark-end text:name="Chapter 3"/></text:h>
      <text:p text:style-name="Text_20_body">In Calc, Draw, and Impress, formulas are inserted as OLE objects without any background (area fill) or borders. Each formula object is inserted into a spreadsheet, drawing, or slide as follows:</text:p>
      <text:list xml:id="list94113454609907" text:continue-list="list94113861448615"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Anchoring formulas<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94113231237632" text:continue-list="list94113509435521"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text:soft-page-break/>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94114364203086" text:continue-list="list94113454609907"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ext:span text:style-name="T90">the</text:span> chart.</text:p>
      <text:p text:style-name="Text_20_body">If you want to change the formula at a later date, then you must repeat the whole process of creating, copying, and pasting.</text:p>
      <text:h text:style-name="Heading_20_1" text:outline-level="1"><text:bookmark-start text:name="__RefHeading__1942_314314075416869"/><text:bookmark-start text:name="Chapter 4"/>Customization<text:bookmark-end text:name="__RefHeading__1942_314314075416869"/><text:bookmark-end text:name="Chapter 4"/></text:h>
      <text:p text:style-name="Text_20_body">This <text:span text:style-name="T76">section</text:span> explains how you can customize Math to suit the way you create formulas for use in LibreOffice documents. Also, refer to <text:span text:style-name="T89">Chapter 14, </text:span><text:span text:style-name="Emphasis"><text:span text:style-name="T89">Customizing LibreOffice</text:span></text:span><text:span text:style-name="T89">, </text:span><text:span text:style-name="T90">of this Guide</text:span> for <text:span text:style-name="T116">more general </text:span>information on how to customize LibreOffice.</text:p>
      <text:h text:style-name="Heading_20_2" text:outline-level="2"><text:bookmark-start text:name="__RefHeading__23801_206425780"/><text:alphabetical-index-mark-start text:id="IMark1965991747784"/>Chemical formulas<text:bookmark-end text:name="__RefHeading__23801_206425780"/><text:alphabetical-index-mark-end text:id="IMark1965991747784"/></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4"><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5"><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7"><draw:frame draw:style-name="fr13" draw:name="Object58" text:anchor-type="as-char" svg:y="-0.437cm" svg:width="1.085cm" svg:height="0.593cm" draw:z-index="86"><draw:object xlink:href="./Object 15" xlink:type="simple" xlink:show="embed" xlink:actuate="onLoad"/><draw:image xlink:href="./ObjectReplacements/Object 15" xlink:type="simple" xlink:show="embed" xlink:actuate="onLoad"/><svg:desc>formula</svg:desc></draw:frame>or <text:span text:style-name="Code"><draw:frame draw:style-name="fr13" draw:name="Object292" text:anchor-type="as-char" svg:y="-0.437cm" svg:width="0.988cm" svg:height="0.591cm" draw:z-index="87"><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bookmark-ref text:reference-format="text" text:ref-name="__RefHeading__17201_270489466">Formula fonts</text:bookmark-ref>” <text:span text:style-name="T106">on page </text:span><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1965991747784" text:key1="equation editor"/>Floating dialogs<text:bookmark-end text:name="__RefHeading__20869_1760461578"/><text:alphabetical-index-mark-end text:id="IMark1965991747784"/></text:h>
      <text:p text:style-name="Text_20_body">The Formula Editor and Elements <text:span text:style-name="T120">d</text:span>ock can cover a large part of your document. To help create more space and/or allow you to move either the Formula Editor or Elements <text:span text:style-name="T120">d</text:span>ock out of the way, you <text:span text:style-name="T114">can </text:span>turn both of them into floating dialogs.</text:p>
      <text:list xml:id="list94113937282992" text:continue-list="list94113231237632" text:style-name="Numbering_20_1">
        <text:list-item text:start-value="1">
          <text:p text:style-name="Numbering_20_1">Position the cursor on the frame.</text:p>
        </text:list-item>
        <text:list-item>
          <text:p text:style-name="Numbering_20_1">Hold down the <text:span text:style-name="Emphasis">Ctrl</text:span> key and double-click. This turns the Formula Editor into the Commands dialog (Figure <text:span text:style-name="T35"><text:sequence-ref text:reference-format="value" text:ref-name="refFigure15">16</text:sequence-ref></text:span>) and the Elements <text:span text:style-name="T120">d</text:span>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1"><draw:text-box fo:min-height="3.545cm"><text:p text:style-name="Caption"><draw:frame draw:style-name="fr7" draw:name="Image33" text:anchor-type="as-char" svg:width="6.853cm" style:rel-width="100%" svg:height="3.545cm" style:rel-height="scale" draw:z-index="96"><draw:image xlink:href="Pictures/100000000000010300000086B34CF5B2C4F96601.png" xlink:type="simple" xlink:show="embed" xlink:actuate="onLoad" loext:mime-type="image/png"/></draw:frame><text:span text:style-name="T65"><text:line-break/></text:span>Figure <text:sequence text:ref-name="refFigure15" text:name="Figure" text:formula="ooow:Figure+1" style:num-format="1">16</text:sequence>: Commands dialog</text:p></draw:text-box></draw:frame></text:p>
      <text:p text:style-name="P66"><draw:frame draw:style-name="fr2" draw:name="Frame17" text:anchor-type="as-char" svg:width="7.938cm" draw:z-index="97"><draw:text-box fo:min-height="4.815cm"><text:p text:style-name="Caption"><draw:frame draw:style-name="fr8" draw:name="Image34" text:anchor-type="as-char" svg:y="-4.805cm" svg:width="7.938cm" style:rel-width="100%" svg:height="4.815cm" style:rel-height="scale" draw:z-index="98"><draw:image xlink:href="Pictures/100000000000012C000000B63E8EFBB84FAC29F0.png" xlink:type="simple" xlink:show="embed" xlink:actuate="onLoad" loext:mime-type="image/png"/></draw:frame><text:span text:style-name="T65"><text:line-break/></text:span>Figure <text:sequence text:ref-name="refFigure16" text:name="Figure" text:formula="ooow:Figure+1" style:num-format="1">17</text:sequence>: <text:span text:style-name="T69">Elements dialog</text:span></text:p></draw:text-box></draw:frame></text:p>
      <text:p text:style-name="Text_20_body">To return the Commands dialog and Elements dialog back to their default positions:</text:p>
      <text:list xml:id="list94113011487669" text:continue-list="list94113937282992" text:style-name="Numbering_20_1">
        <text:list-item text:start-value="1">
          <text:p text:style-name="Numbering_20_1">Position the cursor on the frame of the dialog, NOT the title bar at the top of the dialog.</text:p>
        </text:list-item>
        <text:list-item>
          <text:p text:style-name="P143">Hold down the <text:span text:style-name="Emphasis">Ctrl</text:span> key and double-click.</text:p>
        </text:list-item>
      </text:list>
      <text:h text:style-name="Heading_20_2" text:outline-level="2"><text:bookmark-start text:name="__RefHeading__20149_246419687"/><text:soft-page-break/>Adding keyboard shortcuts<text:bookmark-end text:name="__RefHeading__20149_246419687"/></text:h>
      <text:p text:style-name="P34">You can add keyboard shortcuts to LibreOffice to make creating documents much easier and to match your workflow. <text:span text:style-name="T106">See Chapter 14, Customizing LibreOffice, for instructions.</text:span></text:p>
      <text:h text:style-name="Heading_20_2" text:outline-level="2"><text:bookmark-start text:name="__RefHeading__15922_270489466"/>Catalog customization<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Adding symbols<text:bookmark-end text:name="__RefHeading__20126_206425780"/></text:h>
      <text:list xml:id="list94114015459648" text:continue-list="list94113011487669" text:style-name="Numbering_20_1">
        <text:list-item text:start-value="1">
          <text:p text:style-name="Numbering_20_1">Go to <text:span text:style-name="Strong_20_Emphasis">Tools &gt; Symbols</text:span> on the Menu bar or click on the <text:span text:style-name="Strong_20_Emphasis">Symbols</text:span> icon <text:span text:style-name="T19">in the Tools toolbar </text:span>to open the Symbols dialog.</text:p>
        </text:list-item>
        <text:list-item>
          <text:p text:style-name="Numbering_20_1">Click the <text:span text:style-name="Strong_20_Emphasis">Edit</text:span> button to open <text:span text:style-name="T114">the </text:span>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text:span text:style-name="T114">small </text:span>right preview box <text:span text:style-name="T114">d</text:span>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2"><draw:text-box fo:min-height="7.751cm"><text:p text:style-name="Caption"><draw:frame draw:style-name="fr7" draw:name="Image25" text:anchor-type="as-char" svg:width="9.338cm" style:rel-width="100%" svg:height="7.751cm" style:rel-height="scale" draw:z-index="93"><draw:image xlink:href="Pictures/100000000000016100000125D229E9879AA32C46.png" xlink:type="simple" xlink:show="embed" xlink:actuate="onLoad" loext:mime-type="image/png"/></draw:frame><text:span text:style-name="T65"><text:line-break/></text:span>Figure <text:sequence text:ref-name="refFigure17" text:name="Figure" text:formula="ooow:Figure+1" style:num-format="1">18</text:sequence>: <text:span text:style-name="T67">Symbol</text:span><text:span text:style-name="T68">s</text:span><text:span text:style-name="T67"> dialog</text:span></text:p></draw:text-box></draw:frame></text:p>
      <text:p text:style-name="Figure"><text:soft-page-break/><draw:frame draw:style-name="fr1" draw:name="Frame3" text:anchor-type="as-char" svg:width="16.669cm" draw:z-index="10"><draw:text-box fo:min-height="15.125cm"><text:p text:style-name="Caption"><draw:frame draw:style-name="fr7" draw:name="Image36" text:anchor-type="as-char" svg:width="16.669cm" style:rel-width="100%" svg:height="14.499cm" style:rel-height="scale" draw:z-index="11"><draw:image xlink:href="Pictures/1000000000000276000002243780180B662F20C1.png" xlink:type="simple" xlink:show="embed" xlink:actuate="onLoad" loext:mime-type="image/png"/></draw:frame><text:span text:style-name="T65"><text:line-break/></text:span>Figure <text:sequence text:ref-name="refFigure18" text:name="Figure" text:formula="ooow:Figure+1" style:num-format="1">19</text:sequence>: The Edit Symbols dialog</text:p></draw:text-box></draw:frame></text:p>
      <text:list xml:id="list94114585950673" text:continue-list="list94114125553673" text:style-name="Heading_20_Note">
        <text:list-item>
          <text:p text:style-name="P119">Poznámka</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94114514706923" text:continue-numbering="true" text:style-name="Heading_20_Note">
        <text:list-item>
          <text:p text:style-name="P120">Poznámka</text:p>
        </text:list-item>
      </text:list>
      <text:p text:style-name="P48"><text:span text:style-name="T83">N</text:span><text:span text:style-name="T107">umerous free fonts </text:span><text:span text:style-name="T106">are </text:span><text:span text:style-name="T107">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span></text:p>
      <text:list xml:id="list94114383401892" text:continue-numbering="true" text:style-name="Heading_20_Note">
        <text:list-item>
          <text:p text:style-name="P120"><text:soft-page-break/>Poznámka</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Editing symbols<text:bookmark-end text:name="__RefHeading__43967_666340315"/></text:h>
      <text:h text:style-name="Heading_20_3" text:outline-level="3"><text:bookmark-start text:name="__RefHeading___Toc23731_290720014"/>Modifying symbol names<text:bookmark-end text:name="__RefHeading___Toc23731_290720014"/></text:h>
      <text:p text:style-name="Text_20_body">You can change the name of a symbol as follows:</text:p>
      <text:list xml:id="list94112759431658" text:continue-list="list94114015459648"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Moving symbols<text:bookmark-end text:name="__RefHeading___Toc23733_290720014"/></text:h>
      <text:p text:style-name="Text_20_body">You can move a symbol from one symbol set to another as follows:</text:p>
      <text:list xml:id="list94113042620399" text:continue-list="list94112759431658"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Deleting symbols<text:bookmark-end text:name="__RefHeading___Toc23735_290720014"/></text:h>
      <text:p text:style-name="P75">You can delete a symbol from a symbol set as follows:</text:p>
      <text:list xml:id="list94114107205247" text:continue-list="list94113042620399"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94113417749390" text:continue-list="list94114383401892" text:style-name="Heading_20_Note">
        <text:list-item>
          <text:p text:style-name="P120">Poznámka</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text:soft-page-break/>Options for editing symbols<text:bookmark-end text:name="__RefHeading__43969_666340315"/></text:h>
      <text:list xml:id="list94113545555929" text:continue-list="list94114364203086"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text:span text:style-name="T108">Chapter 14 </text:span><text:span text:style-name="T91">of</text:span><text:span text:style-name="T108"> </text:span>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oft-page-break/><text:span text:style-name="T108">A s</text:span>econd extension that is recommended is <text:span text:style-name="Strong_20_Emphasis">Formatting of All Math Formulas</text:span>. It allows <text:span text:style-name="T108">you </text:span>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37">https://extensions.libreoffice.org/extensions/formatting-of-all-math-formulas</text:span></text:a>.</text:p>
      <text:h text:style-name="P88" text:outline-level="1"><text:bookmark-start text:name="__RefHeading__1942_31431407541686970"/><text:bookmark-start text:name="Chapter 5"/>Exporting <text:span text:style-name="T70">and</text:span> Importing<text:bookmark-end text:name="__RefHeading__1942_31431407541686970"/><text:bookmark-end text:name="Chapter 5"/></text:h>
      <text:h text:style-name="Heading_20_2" text:outline-level="2"><text:bookmark-start text:name="__RefHeading__39697_1792826427"/>Math ML format<text:bookmark-end text:name="__RefHeading__39697_1792826427"/></text:h>
      <text:p text:style-name="Text_20_body">In addition to exporting documents as PDFs, LibreOffice offers the possibility of <text:span text:style-name="T88">saving</text:span> formulas in the MathML format. This allows you or another person to insert formulas into documents that were created in other software, for example, Microsoft Office or an internet browser.</text:p>
      <text:list xml:id="list94113512903704" text:continue-list="list94113417749390" text:style-name="Heading_20_Note">
        <text:list-item>
          <text:p text:style-name="P121">Poznámka</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text:span text:style-name="T80">component</text:span>, right-click on the formula object and select <text:span text:style-name="Strong_20_Emphasis">Save copy as</text:span> from the context menu to open the Save as dialog. Select MathML from the list of available file formats to save <text:span text:style-name="T80">the</text:span> formula object as MathML.</text:p>
      <text:p text:style-name="P24">In Math you can <text:span text:style-name="T103">also </text:span>import <text:span text:style-name="T103">a </text:span>MathML formula. Use <text:span text:style-name="Strong_20_Emphasis">Tools &gt; Import MathML from </text:span><text:span text:style-name="Strong_20_Emphasis"><text:span text:style-name="T114">C</text:span></text:span><text:span text:style-name="Strong_20_Emphasis">lipboard</text:span>.</text:p>
      <text:h text:style-name="Heading_20_2" text:outline-level="2"><text:bookmark-start text:name="__RefHeading__26052_206425780"/>Microsoft file formats<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94114081086842" text:continue-list="list94113545555929" text:style-name="List_20_1">
        <text:list-item>
          <text:p text:style-name="P131">[L]: Load and convert the object</text:p>
        </text:list-item>
        <text:list-item>
          <text:p text:style-name="P131">[S]: Convert and save the object</text:p>
        </text:list-item>
      </text:list>
      <text:h text:style-name="Heading_20_3" text:outline-level="3"><text:bookmark-start text:name="__RefHeading__26054_206425780"/>[L]: Load and convert the object<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6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Convert and save the object<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Exportování a importová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7T14:23:42.634000000</meta:creation-date>
    <meta:editing-duration>PT6H13M30S</meta:editing-duration>
    <meta:editing-cycles>56</meta:editing-cycles>
    <meta:generator>LibreOffice/6.4.0.3$Windows_X86_64 LibreOffice_project/b0a288ab3d2d4774cb44b62f04d5d28733ac6df8</meta:generator>
    <dc:title>Kapitola 9 Začínáme s programem Math</dc:title>
    <meta:initial-creator>Dave Barton</meta:initial-creator>
    <dc:date>2020-03-10T09:41:12.319000000</dc:date>
    <dc:creator>kees kriek</dc:creator>
    <meta:document-statistic meta:table-count="6" meta:image-count="23" meta:object-count="57" meta:page-count="38" meta:paragraph-count="784" meta:word-count="12397" meta:character-count="70342" meta:non-whitespace-character-count="58740"/>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